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226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522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529cm"/>
    </style:style>
    <style:style style:name="co8" style:family="table-column">
      <style:table-column-properties fo:break-before="auto" style:column-width="2.32cm"/>
    </style:style>
    <style:style style:name="co9" style:family="table-column">
      <style:table-column-properties fo:break-before="auto" style:column-width="1.683cm"/>
    </style:style>
    <style:style style:name="co10" style:family="table-column">
      <style:table-column-properties fo:break-before="auto" style:column-width="3.861cm"/>
    </style:style>
    <style:style style:name="co11" style:family="table-column">
      <style:table-column-properties fo:break-before="auto" style:column-width="2.046cm"/>
    </style:style>
    <style:style style:name="co12" style:family="table-column">
      <style:table-column-properties fo:break-before="auto" style:column-width="2.591cm"/>
    </style:style>
    <style:style style:name="co13" style:family="table-column">
      <style:table-column-properties fo:break-before="auto" style:column-width="3.866cm"/>
    </style:style>
    <style:style style:name="co14" style:family="table-column">
      <style:table-column-properties fo:break-before="auto" style:column-width="4.366cm"/>
    </style:style>
    <style:style style:name="co15" style:family="table-column">
      <style:table-column-properties fo:break-before="auto" style:column-width="3.092cm"/>
    </style:style>
    <style:style style:name="co16" style:family="table-column">
      <style:table-column-properties fo:break-before="auto" style:column-width="5.193cm"/>
    </style:style>
    <style:style style:name="co17" style:family="table-column">
      <style:table-column-properties fo:break-before="auto" style:column-width="1.252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9" table:default-cell-style-name="Default"/>
        <table:table-column table:style-name="co6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6" table:visibility="collapse" table:default-cell-style-name="Default"/>
        <table:table-column table:style-name="co12" table:default-cell-style-name="Default"/>
        <table:table-column table:style-name="co6" table:visibility="collapse" table:default-cell-style-name="Default"/>
        <table:table-column table:style-name="co10" table:visibility="collapse" table:default-cell-style-name="Default"/>
        <table:table-column table:style-name="co13" table:default-cell-style-name="Default"/>
        <table:table-column table:style-name="co6" table:visibility="collapse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6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6" table:visibility="collapse" table:default-cell-style-name="Default"/>
        <table:table-column table:style-name="co18" table:number-columns-repeated="3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TH</text:p>
          </table:table-cell>
          <table:table-cell office:value-type="string">
            <text:p>H</text:p>
          </table:table-cell>
          <table:table-cell office:value-type="string">
            <text:p>HD=0</text:p>
          </table:table-cell>
          <table:table-cell office:value-type="string">
            <text:p>State</text:p>
          </table:table-cell>
          <table:table-cell office:value-type="string">
            <text:p>Prob_D</text:p>
          </table:table-cell>
          <table:table-cell office:value-type="string">
            <text:p>ErrorProba</text:p>
          </table:table-cell>
          <table:table-cell office:value-type="string">
            <text:p>State</text:p>
          </table:table-cell>
          <table:table-cell office:value-type="string">
            <text:p>Prob_DE</text:p>
          </table:table-cell>
          <table:table-cell office:value-type="string">
            <text:p>ErrorProba</text:p>
          </table:table-cell>
          <table:table-cell office:value-type="string">
            <text:p>State</text:p>
          </table:table-cell>
          <table:table-cell office:value-type="string">
            <text:p>Prob_DA</text:p>
          </table:table-cell>
          <table:table-cell office:value-type="string">
            <text:p>ErrorProba</text:p>
          </table:table-cell>
          <table:table-cell office:value-type="string">
            <text:p>State</text:p>
          </table:table-cell>
          <table:table-cell office:value-type="string">
            <text:p>Prob_DEA</text:p>
          </table:table-cell>
          <table:table-cell office:value-type="string">
            <text:p>ErrorProba</text:p>
          </table:table-cell>
          <table:table-cell office:value-type="string">
            <text:p>Prob_DB</text:p>
          </table:table-cell>
          <table:table-cell office:value-type="string">
            <text:p>ErrorProba</text:p>
          </table:table-cell>
          <table:table-cell office:value-type="string">
            <text:p>State</text:p>
          </table:table-cell>
          <table:table-cell office:value-type="string">
            <text:p>Prob_DEB</text:p>
          </table:table-cell>
          <table:table-cell office:value-type="string">
            <text:p>ErrorProba</text:p>
          </table:table-cell>
          <table:table-cell office:value-type="string">
            <text:p>State</text:p>
          </table:table-cell>
          <table:table-cell office:value-type="string">
            <text:p>Prob_DAB</text:p>
          </table:table-cell>
          <table:table-cell office:value-type="string">
            <text:p>ErrorProba</text:p>
          </table:table-cell>
          <table:table-cell office:value-type="string">
            <text:p>State</text:p>
          </table:table-cell>
          <table:table-cell office:value-type="string">
            <text:p>Proba</text:p>
          </table:table-cell>
          <table:table-cell table:number-columns-repeated="2" office:value-type="string">
            <text:p>Prob_Full_E</text:p>
          </table:table-cell>
          <table:table-cell office:value-type="string">
            <text:p>Prob_Full_A</text:p>
          </table:table-cell>
          <table:table-cell office:value-type="string">
            <text:p>Prob_Full_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44">
            <text:p>0,08</text:p>
          </table:table-cell>
          <table:table-cell office:value-type="float" office:value="0.1044">
            <text:p>0,1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988589">
            <text:p>0,99</text:p>
          </table:table-cell>
          <table:table-cell office:value-type="float" office:value="0.000076">
            <text:p>0</text:p>
          </table:table-cell>
          <table:table-cell office:value-type="string">
            <text:p>CycD -- CycE</text:p>
          </table:table-cell>
          <table:table-cell office:value-type="float" office:value="0.005388">
            <text:p>0,01</text:p>
          </table:table-cell>
          <table:table-cell office:value-type="float" office:value="0.000052">
            <text:p>0</text:p>
          </table:table-cell>
          <table:table-cell office:value-type="string">
            <text:p>CycD -- CycA</text:p>
          </table:table-cell>
          <table:table-cell office:value-type="float" office:value="0.00549">
            <text:p>0,01</text:p>
          </table:table-cell>
          <table:table-cell office:value-type="float" office:value="0.000052">
            <text:p>0</text:p>
          </table:table-cell>
          <table:table-cell office:value-type="string">
            <text:p>CycD -- CycE -- CycA</text:p>
          </table:table-cell>
          <table:table-cell office:value-type="float" office:value="0.000454">
            <text:p>0</text:p>
          </table:table-cell>
          <table:table-cell office:value-type="float" office:value="0.000013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ycD -- CycA -- CycB</text:p>
          </table:table-cell>
          <table:table-cell office:value-type="float" office:value="0.000073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0006">
            <text:p>0</text:p>
          </table:table-cell>
          <table:table-cell office:value-type="float" office:value="0.000001">
            <text:p>0</text:p>
          </table:table-cell>
          <table:table-cell table:number-columns-repeated="3"/>
          <table:table-cell table:formula="of:=[.I2]+[.O2]+[.T2]" office:value-type="float" office:value="0.005915">
            <text:p>0,01</text:p>
          </table:table-cell>
          <table:table-cell table:formula="of:=[.L2]+[.O2]+[.W2]" office:value-type="float" office:value="0.00595">
            <text:p>0,01</text:p>
          </table:table-cell>
          <table:table-cell table:formula="of:=[.Q2]+[.T2]+[.W2]" office:value-type="float" office:value="0.000079">
            <text:p>0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2092">
            <text:p>0,21</text:p>
          </table:table-cell>
          <table:table-cell office:value-type="float" office:value="0.4567">
            <text:p>0,46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931844">
            <text:p>0,93</text:p>
          </table:table-cell>
          <table:table-cell office:value-type="float" office:value="0.000225">
            <text:p>0</text:p>
          </table:table-cell>
          <table:table-cell office:value-type="string">
            <text:p>CycD -- CycE</text:p>
          </table:table-cell>
          <table:table-cell office:value-type="float" office:value="0.030361">
            <text:p>0,03</text:p>
          </table:table-cell>
          <table:table-cell office:value-type="float" office:value="0.000151">
            <text:p>0</text:p>
          </table:table-cell>
          <table:table-cell office:value-type="string">
            <text:p>CycD -- CycA</text:p>
          </table:table-cell>
          <table:table-cell office:value-type="float" office:value="0.031805">
            <text:p>0,03</text:p>
          </table:table-cell>
          <table:table-cell office:value-type="float" office:value="0.000154">
            <text:p>0</text:p>
          </table:table-cell>
          <table:table-cell office:value-type="string">
            <text:p>CycD -- CycE -- CycA</text:p>
          </table:table-cell>
          <table:table-cell office:value-type="float" office:value="0.004117">
            <text:p>0</text:p>
          </table:table-cell>
          <table:table-cell office:value-type="float" office:value="0.000049">
            <text:p>0</text:p>
          </table:table-cell>
          <table:table-cell office:value-type="float" office:value="0.000022">
            <text:p>0</text:p>
          </table:table-cell>
          <table:table-cell office:value-type="float" office:value="0.000003">
            <text:p>0</text:p>
          </table:table-cell>
          <table:table-cell office:value-type="string">
            <text:p>CycD -- CycE -- CycB</text:p>
          </table:table-cell>
          <table:table-cell table:number-columns-repeated="2" office:value-type="float" office:value="0.000001">
            <text:p>0</text:p>
          </table:table-cell>
          <table:table-cell office:value-type="string">
            <text:p>CycD -- CycA -- CycB</text:p>
          </table:table-cell>
          <table:table-cell office:value-type="float" office:value="0.001693">
            <text:p>0</text:p>
          </table:table-cell>
          <table:table-cell office:value-type="float" office:value="0.000033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0156">
            <text:p>0</text:p>
          </table:table-cell>
          <table:table-cell office:value-type="float" office:value="0.000009">
            <text:p>0</text:p>
          </table:table-cell>
          <table:table-cell table:formula="of:=[.I3]+[.O3]+[.T3]" office:value-type="float" office:value="0.034479">
            <text:p>0,03</text:p>
          </table:table-cell>
          <table:table-cell table:formula="of:=[.L3]+[.O3]+[.W3]" office:value-type="float" office:value="0.037615">
            <text:p>0,04</text:p>
          </table:table-cell>
          <table:table-cell table:formula="of:=[.Q3]+[.T3]+[.W3]" office:value-type="float" office:value="0.001716">
            <text:p>0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2879">
            <text:p>0,29</text:p>
          </table:table-cell>
          <table:table-cell office:value-type="float" office:value="0.8639">
            <text:p>0,86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845206">
            <text:p>0,85</text:p>
          </table:table-cell>
          <table:table-cell office:value-type="float" office:value="0.000339">
            <text:p>0</text:p>
          </table:table-cell>
          <table:table-cell office:value-type="string">
            <text:p>CycD -- CycE</text:p>
          </table:table-cell>
          <table:table-cell office:value-type="float" office:value="0.064581">
            <text:p>0,06</text:p>
          </table:table-cell>
          <table:table-cell office:value-type="float" office:value="0.000226">
            <text:p>0</text:p>
          </table:table-cell>
          <table:table-cell office:value-type="string">
            <text:p>CycD -- CycA</text:p>
          </table:table-cell>
          <table:table-cell office:value-type="float" office:value="0.071163">
            <text:p>0,07</text:p>
          </table:table-cell>
          <table:table-cell office:value-type="float" office:value="0.000235">
            <text:p>0</text:p>
          </table:table-cell>
          <table:table-cell office:value-type="string">
            <text:p>CycD -- CycE -- CycA</text:p>
          </table:table-cell>
          <table:table-cell office:value-type="float" office:value="0.010422">
            <text:p>0,01</text:p>
          </table:table-cell>
          <table:table-cell office:value-type="float" office:value="0.000081">
            <text:p>0</text:p>
          </table:table-cell>
          <table:table-cell office:value-type="float" office:value="0.000173">
            <text:p>0</text:p>
          </table:table-cell>
          <table:table-cell office:value-type="float" office:value="0.000009">
            <text:p>0</text:p>
          </table:table-cell>
          <table:table-cell office:value-type="string">
            <text:p>CycD -- CycE -- CycB</text:p>
          </table:table-cell>
          <table:table-cell office:value-type="float" office:value="0.000009">
            <text:p>0</text:p>
          </table:table-cell>
          <table:table-cell office:value-type="float" office:value="0.000002">
            <text:p>0</text:p>
          </table:table-cell>
          <table:table-cell office:value-type="string">
            <text:p>CycD -- CycA -- CycB</text:p>
          </table:table-cell>
          <table:table-cell office:value-type="float" office:value="0.007853">
            <text:p>0,01</text:p>
          </table:table-cell>
          <table:table-cell office:value-type="float" office:value="0.000077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0594">
            <text:p>0</text:p>
          </table:table-cell>
          <table:table-cell office:value-type="float" office:value="0.000019">
            <text:p>0</text:p>
          </table:table-cell>
          <table:table-cell table:formula="of:=[.I4]+[.O4]+[.T4]" office:value-type="float" office:value="0.075012">
            <text:p>0,08</text:p>
          </table:table-cell>
          <table:table-cell table:formula="of:=[.L4]+[.O4]+[.W4]" office:value-type="float" office:value="0.089438">
            <text:p>0,09</text:p>
          </table:table-cell>
          <table:table-cell table:formula="of:=[.Q4]+[.T4]+[.W4]" office:value-type="float" office:value="0.008035">
            <text:p>0,01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3347">
            <text:p>0,33</text:p>
          </table:table-cell>
          <table:table-cell office:value-type="float" office:value="1.2339">
            <text:p>1,23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748186">
            <text:p>0,75</text:p>
          </table:table-cell>
          <table:table-cell office:value-type="float" office:value="0.000414">
            <text:p>0</text:p>
          </table:table-cell>
          <table:table-cell office:value-type="string">
            <text:p>CycD -- CycE</text:p>
          </table:table-cell>
          <table:table-cell office:value-type="float" office:value="0.097296">
            <text:p>0,1</text:p>
          </table:table-cell>
          <table:table-cell office:value-type="float" office:value="0.000278">
            <text:p>0</text:p>
          </table:table-cell>
          <table:table-cell office:value-type="string">
            <text:p>CycD -- CycA</text:p>
          </table:table-cell>
          <table:table-cell office:value-type="float" office:value="0.114654">
            <text:p>0,11</text:p>
          </table:table-cell>
          <table:table-cell office:value-type="float" office:value="0.000296">
            <text:p>0</text:p>
          </table:table-cell>
          <table:table-cell office:value-type="string">
            <text:p>CycD -- CycE -- CycA</text:p>
          </table:table-cell>
          <table:table-cell office:value-type="float" office:value="0.017472">
            <text:p>0,02</text:p>
          </table:table-cell>
          <table:table-cell office:value-type="float" office:value="0.000106">
            <text:p>0</text:p>
          </table:table-cell>
          <table:table-cell office:value-type="float" office:value="0.000587">
            <text:p>0</text:p>
          </table:table-cell>
          <table:table-cell office:value-type="float" office:value="0.000017">
            <text:p>0</text:p>
          </table:table-cell>
          <table:table-cell office:value-type="string">
            <text:p>CycD -- CycE -- CycB</text:p>
          </table:table-cell>
          <table:table-cell office:value-type="float" office:value="0.000022">
            <text:p>0</text:p>
          </table:table-cell>
          <table:table-cell office:value-type="float" office:value="0.000003">
            <text:p>0</text:p>
          </table:table-cell>
          <table:table-cell office:value-type="string">
            <text:p>CycD -- CycA -- CycB</text:p>
          </table:table-cell>
          <table:table-cell office:value-type="float" office:value="0.020627">
            <text:p>0,02</text:p>
          </table:table-cell>
          <table:table-cell office:value-type="float" office:value="0.000129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1156">
            <text:p>0</text:p>
          </table:table-cell>
          <table:table-cell office:value-type="float" office:value="0.000027">
            <text:p>0</text:p>
          </table:table-cell>
          <table:table-cell table:formula="of:=[.I5]+[.O5]+[.T5]" office:value-type="float" office:value="0.11479">
            <text:p>0,11</text:p>
          </table:table-cell>
          <table:table-cell table:formula="of:=[.L5]+[.O5]+[.W5]" office:value-type="float" office:value="0.152753">
            <text:p>0,15</text:p>
          </table:table-cell>
          <table:table-cell table:formula="of:=[.Q5]+[.T5]+[.W5]" office:value-type="float" office:value="0.021236">
            <text:p>0,02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3592">
            <text:p>0,36</text:p>
          </table:table-cell>
          <table:table-cell office:value-type="float" office:value="1.534">
            <text:p>1,53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652676">
            <text:p>0,65</text:p>
          </table:table-cell>
          <table:table-cell office:value-type="float" office:value="0.000458">
            <text:p>0</text:p>
          </table:table-cell>
          <table:table-cell office:value-type="string">
            <text:p>CycD -- CycE</text:p>
          </table:table-cell>
          <table:table-cell office:value-type="float" office:value="0.12415">
            <text:p>0,12</text:p>
          </table:table-cell>
          <table:table-cell office:value-type="float" office:value="0.000312">
            <text:p>0</text:p>
          </table:table-cell>
          <table:table-cell office:value-type="string">
            <text:p>CycD -- CycA</text:p>
          </table:table-cell>
          <table:table-cell office:value-type="float" office:value="0.157536">
            <text:p>0,16</text:p>
          </table:table-cell>
          <table:table-cell office:value-type="float" office:value="0.000342">
            <text:p>0</text:p>
          </table:table-cell>
          <table:table-cell office:value-type="string">
            <text:p>CycD -- CycE -- CycA</text:p>
          </table:table-cell>
          <table:table-cell office:value-type="float" office:value="0.023418">
            <text:p>0,02</text:p>
          </table:table-cell>
          <table:table-cell office:value-type="float" office:value="0.000123">
            <text:p>0</text:p>
          </table:table-cell>
          <table:table-cell office:value-type="float" office:value="0.001342">
            <text:p>0</text:p>
          </table:table-cell>
          <table:table-cell office:value-type="float" office:value="0.000027">
            <text:p>0</text:p>
          </table:table-cell>
          <table:table-cell office:value-type="string">
            <text:p>CycD -- CycE -- CycB</text:p>
          </table:table-cell>
          <table:table-cell office:value-type="float" office:value="0.00003">
            <text:p>0</text:p>
          </table:table-cell>
          <table:table-cell office:value-type="float" office:value="0.000003">
            <text:p>0</text:p>
          </table:table-cell>
          <table:table-cell office:value-type="string">
            <text:p>CycD -- CycA -- CycB</text:p>
          </table:table-cell>
          <table:table-cell office:value-type="float" office:value="0.039186">
            <text:p>0,04</text:p>
          </table:table-cell>
          <table:table-cell office:value-type="float" office:value="0.000179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1662">
            <text:p>0</text:p>
          </table:table-cell>
          <table:table-cell office:value-type="float" office:value="0.000032">
            <text:p>0</text:p>
          </table:table-cell>
          <table:table-cell table:formula="of:=[.I6]+[.O6]+[.T6]" office:value-type="float" office:value="0.147598">
            <text:p>0,15</text:p>
          </table:table-cell>
          <table:table-cell table:formula="of:=[.L6]+[.O6]+[.W6]" office:value-type="float" office:value="0.22014">
            <text:p>0,22</text:p>
          </table:table-cell>
          <table:table-cell table:formula="of:=[.Q6]+[.T6]+[.W6]" office:value-type="float" office:value="0.040558">
            <text:p>0,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675">
            <text:p>0,37</text:p>
          </table:table-cell>
          <table:table-cell office:value-type="float" office:value="1.7621">
            <text:p>1,76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565186">
            <text:p>0,57</text:p>
          </table:table-cell>
          <table:table-cell office:value-type="float" office:value="0.000479">
            <text:p>0</text:p>
          </table:table-cell>
          <table:table-cell office:value-type="string">
            <text:p>CycD -- CycE</text:p>
          </table:table-cell>
          <table:table-cell office:value-type="float" office:value="0.144063">
            <text:p>0,14</text:p>
          </table:table-cell>
          <table:table-cell office:value-type="float" office:value="0.000334">
            <text:p>0</text:p>
          </table:table-cell>
          <table:table-cell office:value-type="string">
            <text:p>CycD -- CycA</text:p>
          </table:table-cell>
          <table:table-cell office:value-type="float" office:value="0.195994">
            <text:p>0,2</text:p>
          </table:table-cell>
          <table:table-cell office:value-type="float" office:value="0.000374">
            <text:p>0</text:p>
          </table:table-cell>
          <table:table-cell office:value-type="string">
            <text:p>CycD -- CycE -- CycA</text:p>
          </table:table-cell>
          <table:table-cell office:value-type="float" office:value="0.027652">
            <text:p>0,03</text:p>
          </table:table-cell>
          <table:table-cell office:value-type="float" office:value="0.000134">
            <text:p>0</text:p>
          </table:table-cell>
          <table:table-cell office:value-type="float" office:value="0.002324">
            <text:p>0</text:p>
          </table:table-cell>
          <table:table-cell office:value-type="float" office:value="0.000036">
            <text:p>0</text:p>
          </table:table-cell>
          <table:table-cell office:value-type="string">
            <text:p>CycD -- CycE -- CycB</text:p>
          </table:table-cell>
          <table:table-cell office:value-type="float" office:value="0.000051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062597">
            <text:p>0,06</text:p>
          </table:table-cell>
          <table:table-cell office:value-type="float" office:value="0.000226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2134">
            <text:p>0</text:p>
          </table:table-cell>
          <table:table-cell office:value-type="float" office:value="0.000036">
            <text:p>0</text:p>
          </table:table-cell>
          <table:table-cell table:formula="of:=[.I7]+[.O7]+[.T7]" office:value-type="float" office:value="0.171766">
            <text:p>0,17</text:p>
          </table:table-cell>
          <table:table-cell table:formula="of:=[.L7]+[.O7]+[.W7]" office:value-type="float" office:value="0.286243">
            <text:p>0,29</text:p>
          </table:table-cell>
          <table:table-cell table:formula="of:=[.Q7]+[.T7]+[.W7]" office:value-type="float" office:value="0.064972">
            <text:p>0,06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0.3643">
            <text:p>0,36</text:p>
          </table:table-cell>
          <table:table-cell office:value-type="float" office:value="1.926">
            <text:p>1,93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488984">
            <text:p>0,49</text:p>
          </table:table-cell>
          <table:table-cell office:value-type="float" office:value="0.000484">
            <text:p>0</text:p>
          </table:table-cell>
          <table:table-cell office:value-type="string">
            <text:p>CycD -- CycE</text:p>
          </table:table-cell>
          <table:table-cell office:value-type="float" office:value="0.156912">
            <text:p>0,16</text:p>
          </table:table-cell>
          <table:table-cell office:value-type="float" office:value="0.000348">
            <text:p>0</text:p>
          </table:table-cell>
          <table:table-cell office:value-type="string">
            <text:p>CycD -- CycA</text:p>
          </table:table-cell>
          <table:table-cell office:value-type="float" office:value="0.228386">
            <text:p>0,23</text:p>
          </table:table-cell>
          <table:table-cell office:value-type="float" office:value="0.000397">
            <text:p>0</text:p>
          </table:table-cell>
          <table:table-cell office:value-type="string">
            <text:p>CycD -- CycE -- CycA</text:p>
          </table:table-cell>
          <table:table-cell office:value-type="float" office:value="0.030515">
            <text:p>0,03</text:p>
          </table:table-cell>
          <table:table-cell office:value-type="float" office:value="0.00014">
            <text:p>0</text:p>
          </table:table-cell>
          <table:table-cell office:value-type="float" office:value="0.003582">
            <text:p>0</text:p>
          </table:table-cell>
          <table:table-cell office:value-type="float" office:value="0.000045">
            <text:p>0</text:p>
          </table:table-cell>
          <table:table-cell office:value-type="string">
            <text:p>CycD -- CycE -- CycB</text:p>
          </table:table-cell>
          <table:table-cell office:value-type="float" office:value="0.000054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089145">
            <text:p>0,09</text:p>
          </table:table-cell>
          <table:table-cell office:value-type="float" office:value="0.000268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2421">
            <text:p>0</text:p>
          </table:table-cell>
          <table:table-cell office:value-type="float" office:value="0.000039">
            <text:p>0</text:p>
          </table:table-cell>
          <table:table-cell table:formula="of:=[.I8]+[.O8]+[.T8]" office:value-type="float" office:value="0.187481">
            <text:p>0,19</text:p>
          </table:table-cell>
          <table:table-cell table:formula="of:=[.L8]+[.O8]+[.W8]" office:value-type="float" office:value="0.348046">
            <text:p>0,35</text:p>
          </table:table-cell>
          <table:table-cell table:formula="of:=[.Q8]+[.T8]+[.W8]" office:value-type="float" office:value="0.092781">
            <text:p>0,09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0.3545">
            <text:p>0,35</text:p>
          </table:table-cell>
          <table:table-cell office:value-type="float" office:value="2.0363">
            <text:p>2,04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425908">
            <text:p>0,43</text:p>
          </table:table-cell>
          <table:table-cell office:value-type="float" office:value="0.00048">
            <text:p>0</text:p>
          </table:table-cell>
          <table:table-cell office:value-type="string">
            <text:p>CycD -- CycE</text:p>
          </table:table-cell>
          <table:table-cell office:value-type="float" office:value="0.162973">
            <text:p>0,16</text:p>
          </table:table-cell>
          <table:table-cell office:value-type="float" office:value="0.000354">
            <text:p>0</text:p>
          </table:table-cell>
          <table:table-cell office:value-type="string">
            <text:p>CycD -- CycA</text:p>
          </table:table-cell>
          <table:table-cell office:value-type="float" office:value="0.254353">
            <text:p>0,25</text:p>
          </table:table-cell>
          <table:table-cell office:value-type="float" office:value="0.000412">
            <text:p>0</text:p>
          </table:table-cell>
          <table:table-cell office:value-type="string">
            <text:p>CycD -- CycE -- CycA</text:p>
          </table:table-cell>
          <table:table-cell office:value-type="float" office:value="0.032096">
            <text:p>0,03</text:p>
          </table:table-cell>
          <table:table-cell office:value-type="float" office:value="0.000144">
            <text:p>0</text:p>
          </table:table-cell>
          <table:table-cell office:value-type="float" office:value="0.004956">
            <text:p>0</text:p>
          </table:table-cell>
          <table:table-cell office:value-type="float" office:value="0.000053">
            <text:p>0</text:p>
          </table:table-cell>
          <table:table-cell office:value-type="string">
            <text:p>CycD -- CycE -- CycB</text:p>
          </table:table-cell>
          <table:table-cell office:value-type="float" office:value="0.000057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116993">
            <text:p>0,12</text:p>
          </table:table-cell>
          <table:table-cell office:value-type="float" office:value="0.000303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2663">
            <text:p>0</text:p>
          </table:table-cell>
          <table:table-cell office:value-type="float" office:value="0.000041">
            <text:p>0</text:p>
          </table:table-cell>
          <table:table-cell table:formula="of:=[.I9]+[.O9]+[.T9]" office:value-type="float" office:value="0.195126">
            <text:p>0,2</text:p>
          </table:table-cell>
          <table:table-cell table:formula="of:=[.L9]+[.O9]+[.W9]" office:value-type="float" office:value="0.403442">
            <text:p>0,4</text:p>
          </table:table-cell>
          <table:table-cell table:formula="of:=[.Q9]+[.T9]+[.W9]" office:value-type="float" office:value="0.122006">
            <text:p>0,12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0.3413">
            <text:p>0,34</text:p>
          </table:table-cell>
          <table:table-cell office:value-type="float" office:value="2.1061">
            <text:p>2,11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375573">
            <text:p>0,38</text:p>
          </table:table-cell>
          <table:table-cell office:value-type="float" office:value="0.00047">
            <text:p>0</text:p>
          </table:table-cell>
          <table:table-cell office:value-type="string">
            <text:p>CycD -- CycE</text:p>
          </table:table-cell>
          <table:table-cell office:value-type="float" office:value="0.163757">
            <text:p>0,16</text:p>
          </table:table-cell>
          <table:table-cell office:value-type="float" office:value="0.000356">
            <text:p>0</text:p>
          </table:table-cell>
          <table:table-cell office:value-type="string">
            <text:p>CycD -- CycA</text:p>
          </table:table-cell>
          <table:table-cell office:value-type="float" office:value="0.273631">
            <text:p>0,27</text:p>
          </table:table-cell>
          <table:table-cell office:value-type="float" office:value="0.000422">
            <text:p>0</text:p>
          </table:table-cell>
          <table:table-cell office:value-type="string">
            <text:p>CycD -- CycE -- CycA</text:p>
          </table:table-cell>
          <table:table-cell office:value-type="float" office:value="0.032805">
            <text:p>0,03</text:p>
          </table:table-cell>
          <table:table-cell office:value-type="float" office:value="0.000146">
            <text:p>0</text:p>
          </table:table-cell>
          <table:table-cell office:value-type="float" office:value="0.006416">
            <text:p>0,01</text:p>
          </table:table-cell>
          <table:table-cell office:value-type="float" office:value="0.000061">
            <text:p>0</text:p>
          </table:table-cell>
          <table:table-cell office:value-type="string">
            <text:p>CycD -- CycE -- CycB</text:p>
          </table:table-cell>
          <table:table-cell office:value-type="float" office:value="0.000062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145056">
            <text:p>0,15</text:p>
          </table:table-cell>
          <table:table-cell office:value-type="float" office:value="0.000333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27">
            <text:p>0</text:p>
          </table:table-cell>
          <table:table-cell office:value-type="float" office:value="0.000041">
            <text:p>0</text:p>
          </table:table-cell>
          <table:table-cell table:formula="of:=[.I10]+[.O10]+[.T10]" office:value-type="float" office:value="0.196624">
            <text:p>0,2</text:p>
          </table:table-cell>
          <table:table-cell table:formula="of:=[.L10]+[.O10]+[.W10]" office:value-type="float" office:value="0.451492">
            <text:p>0,45</text:p>
          </table:table-cell>
          <table:table-cell table:formula="of:=[.Q10]+[.T10]+[.W10]" office:value-type="float" office:value="0.151534">
            <text:p>0,15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0.3262">
            <text:p>0,33</text:p>
          </table:table-cell>
          <table:table-cell office:value-type="float" office:value="2.1466">
            <text:p>2,15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337285">
            <text:p>0,34</text:p>
          </table:table-cell>
          <table:table-cell office:value-type="float" office:value="0.000459">
            <text:p>0</text:p>
          </table:table-cell>
          <table:table-cell office:value-type="string">
            <text:p>CycD -- CycE</text:p>
          </table:table-cell>
          <table:table-cell office:value-type="float" office:value="0.160889">
            <text:p>0,16</text:p>
          </table:table-cell>
          <table:table-cell office:value-type="float" office:value="0.000354">
            <text:p>0</text:p>
          </table:table-cell>
          <table:table-cell office:value-type="string">
            <text:p>CycD -- CycA</text:p>
          </table:table-cell>
          <table:table-cell office:value-type="float" office:value="0.287153">
            <text:p>0,29</text:p>
          </table:table-cell>
          <table:table-cell office:value-type="float" office:value="0.000429">
            <text:p>0</text:p>
          </table:table-cell>
          <table:table-cell office:value-type="string">
            <text:p>CycD -- CycE -- CycA</text:p>
          </table:table-cell>
          <table:table-cell office:value-type="float" office:value="0.032667">
            <text:p>0,03</text:p>
          </table:table-cell>
          <table:table-cell office:value-type="float" office:value="0.000146">
            <text:p>0</text:p>
          </table:table-cell>
          <table:table-cell office:value-type="float" office:value="0.007927">
            <text:p>0,01</text:p>
          </table:table-cell>
          <table:table-cell office:value-type="float" office:value="0.000068">
            <text:p>0</text:p>
          </table:table-cell>
          <table:table-cell office:value-type="string">
            <text:p>CycD -- CycE -- CycB</text:p>
          </table:table-cell>
          <table:table-cell office:value-type="float" office:value="0.00007">
            <text:p>0</text:p>
          </table:table-cell>
          <table:table-cell office:value-type="float" office:value="0.000006">
            <text:p>0</text:p>
          </table:table-cell>
          <table:table-cell office:value-type="string">
            <text:p>CycD -- CycA -- CycB</text:p>
          </table:table-cell>
          <table:table-cell office:value-type="float" office:value="0.171287">
            <text:p>0,17</text:p>
          </table:table-cell>
          <table:table-cell office:value-type="float" office:value="0.000357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2722">
            <text:p>0</text:p>
          </table:table-cell>
          <table:table-cell office:value-type="float" office:value="0.000041">
            <text:p>0</text:p>
          </table:table-cell>
          <table:table-cell table:formula="of:=[.I11]+[.O11]+[.T11]" office:value-type="float" office:value="0.193626">
            <text:p>0,19</text:p>
          </table:table-cell>
          <table:table-cell table:formula="of:=[.L11]+[.O11]+[.W11]" office:value-type="float" office:value="0.491107">
            <text:p>0,49</text:p>
          </table:table-cell>
          <table:table-cell table:formula="of:=[.Q11]+[.T11]+[.W11]" office:value-type="float" office:value="0.179284">
            <text:p>0,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108">
            <text:p>0,31</text:p>
          </table:table-cell>
          <table:table-cell office:value-type="float" office:value="2.1666">
            <text:p>2,17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309654">
            <text:p>0,31</text:p>
          </table:table-cell>
          <table:table-cell office:value-type="float" office:value="0.000448">
            <text:p>0</text:p>
          </table:table-cell>
          <table:table-cell office:value-type="string">
            <text:p>CycD -- CycE</text:p>
          </table:table-cell>
          <table:table-cell office:value-type="float" office:value="0.155856">
            <text:p>0,16</text:p>
          </table:table-cell>
          <table:table-cell office:value-type="float" office:value="0.00035">
            <text:p>0</text:p>
          </table:table-cell>
          <table:table-cell office:value-type="string">
            <text:p>CycD -- CycA</text:p>
          </table:table-cell>
          <table:table-cell office:value-type="float" office:value="0.295615">
            <text:p>0,3</text:p>
          </table:table-cell>
          <table:table-cell office:value-type="float" office:value="0.000433">
            <text:p>0</text:p>
          </table:table-cell>
          <table:table-cell office:value-type="string">
            <text:p>CycD -- CycE -- CycA</text:p>
          </table:table-cell>
          <table:table-cell office:value-type="float" office:value="0.031543">
            <text:p>0,03</text:p>
          </table:table-cell>
          <table:table-cell office:value-type="float" office:value="0.000143">
            <text:p>0</text:p>
          </table:table-cell>
          <table:table-cell office:value-type="float" office:value="0.009593">
            <text:p>0,01</text:p>
          </table:table-cell>
          <table:table-cell office:value-type="float" office:value="0.000075">
            <text:p>0</text:p>
          </table:table-cell>
          <table:table-cell office:value-type="string">
            <text:p>CycD -- CycE -- CycB</text:p>
          </table:table-cell>
          <table:table-cell office:value-type="float" office:value="0.000064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195007">
            <text:p>0,2</text:p>
          </table:table-cell>
          <table:table-cell office:value-type="float" office:value="0.000376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2669">
            <text:p>0</text:p>
          </table:table-cell>
          <table:table-cell office:value-type="float" office:value="0.000041">
            <text:p>0</text:p>
          </table:table-cell>
          <table:table-cell table:formula="of:=[.I12]+[.O12]+[.T12]" office:value-type="float" office:value="0.187463">
            <text:p>0,19</text:p>
          </table:table-cell>
          <table:table-cell table:formula="of:=[.L12]+[.O12]+[.W12]" office:value-type="float" office:value="0.522165">
            <text:p>0,52</text:p>
          </table:table-cell>
          <table:table-cell table:formula="of:=[.Q12]+[.T12]+[.W12]" office:value-type="float" office:value="0.204664">
            <text:p>0,2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0.2957">
            <text:p>0,3</text:p>
          </table:table-cell>
          <table:table-cell office:value-type="float" office:value="2.1727">
            <text:p>2,17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291232">
            <text:p>0,29</text:p>
          </table:table-cell>
          <table:table-cell office:value-type="float" office:value="0.00044">
            <text:p>0</text:p>
          </table:table-cell>
          <table:table-cell office:value-type="string">
            <text:p>CycD -- CycE</text:p>
          </table:table-cell>
          <table:table-cell office:value-type="float" office:value="0.149495">
            <text:p>0,15</text:p>
          </table:table-cell>
          <table:table-cell office:value-type="float" office:value="0.000345">
            <text:p>0</text:p>
          </table:table-cell>
          <table:table-cell office:value-type="string">
            <text:p>CycD -- CycA</text:p>
          </table:table-cell>
          <table:table-cell office:value-type="float" office:value="0.299802">
            <text:p>0,3</text:p>
          </table:table-cell>
          <table:table-cell office:value-type="float" office:value="0.000435">
            <text:p>0</text:p>
          </table:table-cell>
          <table:table-cell office:value-type="string">
            <text:p>CycD -- CycE -- CycA</text:p>
          </table:table-cell>
          <table:table-cell office:value-type="float" office:value="0.03016">
            <text:p>0,03</text:p>
          </table:table-cell>
          <table:table-cell office:value-type="float" office:value="0.00014">
            <text:p>0</text:p>
          </table:table-cell>
          <table:table-cell office:value-type="float" office:value="0.010876">
            <text:p>0,01</text:p>
          </table:table-cell>
          <table:table-cell office:value-type="float" office:value="0.00008">
            <text:p>0</text:p>
          </table:table-cell>
          <table:table-cell office:value-type="string">
            <text:p>CycD -- CycE -- CycB</text:p>
          </table:table-cell>
          <table:table-cell office:value-type="float" office:value="0.000052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215827">
            <text:p>0,22</text:p>
          </table:table-cell>
          <table:table-cell office:value-type="float" office:value="0.000391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2555">
            <text:p>0</text:p>
          </table:table-cell>
          <table:table-cell office:value-type="float" office:value="0.00004">
            <text:p>0</text:p>
          </table:table-cell>
          <table:table-cell table:formula="of:=[.I13]+[.O13]+[.T13]" office:value-type="float" office:value="0.179707">
            <text:p>0,18</text:p>
          </table:table-cell>
          <table:table-cell table:formula="of:=[.L13]+[.O13]+[.W13]" office:value-type="float" office:value="0.545789">
            <text:p>0,55</text:p>
          </table:table-cell>
          <table:table-cell table:formula="of:=[.Q13]+[.T13]+[.W13]" office:value-type="float" office:value="0.226755">
            <text:p>0,23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0.2831">
            <text:p>0,28</text:p>
          </table:table-cell>
          <table:table-cell office:value-type="float" office:value="2.1725">
            <text:p>2,17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279961">
            <text:p>0,28</text:p>
          </table:table-cell>
          <table:table-cell office:value-type="float" office:value="0.000435">
            <text:p>0</text:p>
          </table:table-cell>
          <table:table-cell office:value-type="string">
            <text:p>CycD -- CycE</text:p>
          </table:table-cell>
          <table:table-cell office:value-type="float" office:value="0.142484">
            <text:p>0,14</text:p>
          </table:table-cell>
          <table:table-cell office:value-type="float" office:value="0.000338">
            <text:p>0</text:p>
          </table:table-cell>
          <table:table-cell office:value-type="string">
            <text:p>CycD -- CycA</text:p>
          </table:table-cell>
          <table:table-cell office:value-type="float" office:value="0.300708">
            <text:p>0,3</text:p>
          </table:table-cell>
          <table:table-cell office:value-type="float" office:value="0.000436">
            <text:p>0</text:p>
          </table:table-cell>
          <table:table-cell office:value-type="string">
            <text:p>CycD -- CycE -- CycA</text:p>
          </table:table-cell>
          <table:table-cell office:value-type="float" office:value="0.028776">
            <text:p>0,03</text:p>
          </table:table-cell>
          <table:table-cell office:value-type="float" office:value="0.000137">
            <text:p>0</text:p>
          </table:table-cell>
          <table:table-cell office:value-type="float" office:value="0.012109">
            <text:p>0,01</text:p>
          </table:table-cell>
          <table:table-cell office:value-type="float" office:value="0.000085">
            <text:p>0</text:p>
          </table:table-cell>
          <table:table-cell office:value-type="string">
            <text:p>CycD -- CycE -- CycB</text:p>
          </table:table-cell>
          <table:table-cell office:value-type="float" office:value="0.000063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233454">
            <text:p>0,23</text:p>
          </table:table-cell>
          <table:table-cell office:value-type="float" office:value="0.000403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2445">
            <text:p>0</text:p>
          </table:table-cell>
          <table:table-cell office:value-type="float" office:value="0.000039">
            <text:p>0</text:p>
          </table:table-cell>
          <table:table-cell table:formula="of:=[.I14]+[.O14]+[.T14]" office:value-type="float" office:value="0.171323">
            <text:p>0,17</text:p>
          </table:table-cell>
          <table:table-cell table:formula="of:=[.L14]+[.O14]+[.W14]" office:value-type="float" office:value="0.562938">
            <text:p>0,56</text:p>
          </table:table-cell>
          <table:table-cell table:formula="of:=[.Q14]+[.T14]+[.W14]" office:value-type="float" office:value="0.245626">
            <text:p>0,25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.2725">
            <text:p>0,27</text:p>
          </table:table-cell>
          <table:table-cell office:value-type="float" office:value="2.1676">
            <text:p>2,17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274611">
            <text:p>0,27</text:p>
          </table:table-cell>
          <table:table-cell office:value-type="float" office:value="0.000432">
            <text:p>0</text:p>
          </table:table-cell>
          <table:table-cell office:value-type="string">
            <text:p>CycD -- CycE</text:p>
          </table:table-cell>
          <table:table-cell office:value-type="float" office:value="0.13551">
            <text:p>0,14</text:p>
          </table:table-cell>
          <table:table-cell office:value-type="float" office:value="0.000331">
            <text:p>0</text:p>
          </table:table-cell>
          <table:table-cell office:value-type="string">
            <text:p>CycD -- CycA</text:p>
          </table:table-cell>
          <table:table-cell office:value-type="float" office:value="0.299849">
            <text:p>0,3</text:p>
          </table:table-cell>
          <table:table-cell office:value-type="float" office:value="0.000436">
            <text:p>0</text:p>
          </table:table-cell>
          <table:table-cell office:value-type="string">
            <text:p>CycD -- CycE -- CycA</text:p>
          </table:table-cell>
          <table:table-cell office:value-type="float" office:value="0.027429">
            <text:p>0,03</text:p>
          </table:table-cell>
          <table:table-cell office:value-type="float" office:value="0.000135">
            <text:p>0</text:p>
          </table:table-cell>
          <table:table-cell office:value-type="float" office:value="0.013163">
            <text:p>0,01</text:p>
          </table:table-cell>
          <table:table-cell office:value-type="float" office:value="0.000089">
            <text:p>0</text:p>
          </table:table-cell>
          <table:table-cell office:value-type="string">
            <text:p>CycD -- CycE -- CycB</text:p>
          </table:table-cell>
          <table:table-cell office:value-type="float" office:value="0.000054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247089">
            <text:p>0,25</text:p>
          </table:table-cell>
          <table:table-cell office:value-type="float" office:value="0.000411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2295">
            <text:p>0</text:p>
          </table:table-cell>
          <table:table-cell office:value-type="float" office:value="0.000038">
            <text:p>0</text:p>
          </table:table-cell>
          <table:table-cell table:formula="of:=[.I15]+[.O15]+[.T15]" office:value-type="float" office:value="0.162993">
            <text:p>0,16</text:p>
          </table:table-cell>
          <table:table-cell table:formula="of:=[.L15]+[.O15]+[.W15]" office:value-type="float" office:value="0.574367">
            <text:p>0,57</text:p>
          </table:table-cell>
          <table:table-cell table:formula="of:=[.Q15]+[.T15]+[.W15]" office:value-type="float" office:value="0.260306">
            <text:p>0,26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0.2634">
            <text:p>0,26</text:p>
          </table:table-cell>
          <table:table-cell office:value-type="float" office:value="2.16">
            <text:p>2,16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273408">
            <text:p>0,27</text:p>
          </table:table-cell>
          <table:table-cell office:value-type="float" office:value="0.000431">
            <text:p>0</text:p>
          </table:table-cell>
          <table:table-cell office:value-type="string">
            <text:p>CycD -- CycE</text:p>
          </table:table-cell>
          <table:table-cell office:value-type="float" office:value="0.128947">
            <text:p>0,13</text:p>
          </table:table-cell>
          <table:table-cell office:value-type="float" office:value="0.000324">
            <text:p>0</text:p>
          </table:table-cell>
          <table:table-cell office:value-type="string">
            <text:p>CycD -- CycA</text:p>
          </table:table-cell>
          <table:table-cell office:value-type="float" office:value="0.297711">
            <text:p>0,3</text:p>
          </table:table-cell>
          <table:table-cell office:value-type="float" office:value="0.000435">
            <text:p>0</text:p>
          </table:table-cell>
          <table:table-cell office:value-type="string">
            <text:p>CycD -- CycE -- CycA</text:p>
          </table:table-cell>
          <table:table-cell office:value-type="float" office:value="0.026026">
            <text:p>0,03</text:p>
          </table:table-cell>
          <table:table-cell office:value-type="float" office:value="0.000131">
            <text:p>0</text:p>
          </table:table-cell>
          <table:table-cell office:value-type="float" office:value="0.013919">
            <text:p>0,01</text:p>
          </table:table-cell>
          <table:table-cell office:value-type="float" office:value="0.000092">
            <text:p>0</text:p>
          </table:table-cell>
          <table:table-cell office:value-type="string">
            <text:p>CycD -- CycE -- CycB</text:p>
          </table:table-cell>
          <table:table-cell office:value-type="float" office:value="0.000057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257752">
            <text:p>0,26</text:p>
          </table:table-cell>
          <table:table-cell office:value-type="float" office:value="0.000417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2179">
            <text:p>0</text:p>
          </table:table-cell>
          <table:table-cell office:value-type="float" office:value="0.000037">
            <text:p>0</text:p>
          </table:table-cell>
          <table:table-cell table:formula="of:=[.I16]+[.O16]+[.T16]" office:value-type="float" office:value="0.15503">
            <text:p>0,16</text:p>
          </table:table-cell>
          <table:table-cell table:formula="of:=[.L16]+[.O16]+[.W16]" office:value-type="float" office:value="0.581489">
            <text:p>0,58</text:p>
          </table:table-cell>
          <table:table-cell table:formula="of:=[.Q16]+[.T16]+[.W16]" office:value-type="float" office:value="0.271728">
            <text:p>0,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56">
            <text:p>0,26</text:p>
          </table:table-cell>
          <table:table-cell office:value-type="float" office:value="2.1519">
            <text:p>2,15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275049">
            <text:p>0,28</text:p>
          </table:table-cell>
          <table:table-cell office:value-type="float" office:value="0.000432">
            <text:p>0</text:p>
          </table:table-cell>
          <table:table-cell office:value-type="string">
            <text:p>CycD -- CycE</text:p>
          </table:table-cell>
          <table:table-cell office:value-type="float" office:value="0.123416">
            <text:p>0,12</text:p>
          </table:table-cell>
          <table:table-cell office:value-type="float" office:value="0.000318">
            <text:p>0</text:p>
          </table:table-cell>
          <table:table-cell office:value-type="string">
            <text:p>CycD -- CycA</text:p>
          </table:table-cell>
          <table:table-cell office:value-type="float" office:value="0.294226">
            <text:p>0,29</text:p>
          </table:table-cell>
          <table:table-cell office:value-type="float" office:value="0.000433">
            <text:p>0</text:p>
          </table:table-cell>
          <table:table-cell office:value-type="string">
            <text:p>CycD -- CycE -- CycA</text:p>
          </table:table-cell>
          <table:table-cell office:value-type="float" office:value="0.024653">
            <text:p>0,02</text:p>
          </table:table-cell>
          <table:table-cell office:value-type="float" office:value="0.000127">
            <text:p>0</text:p>
          </table:table-cell>
          <table:table-cell office:value-type="float" office:value="0.014584">
            <text:p>0,01</text:p>
          </table:table-cell>
          <table:table-cell office:value-type="float" office:value="0.000094">
            <text:p>0</text:p>
          </table:table-cell>
          <table:table-cell office:value-type="string">
            <text:p>CycD -- CycE -- CycB</text:p>
          </table:table-cell>
          <table:table-cell office:value-type="float" office:value="0.000045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26597">
            <text:p>0,27</text:p>
          </table:table-cell>
          <table:table-cell office:value-type="float" office:value="0.000422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2058">
            <text:p>0</text:p>
          </table:table-cell>
          <table:table-cell office:value-type="float" office:value="0.000036">
            <text:p>0</text:p>
          </table:table-cell>
          <table:table-cell table:formula="of:=[.I17]+[.O17]+[.T17]" office:value-type="float" office:value="0.148114">
            <text:p>0,15</text:p>
          </table:table-cell>
          <table:table-cell table:formula="of:=[.L17]+[.O17]+[.W17]" office:value-type="float" office:value="0.584849">
            <text:p>0,58</text:p>
          </table:table-cell>
          <table:table-cell table:formula="of:=[.Q17]+[.T17]+[.W17]" office:value-type="float" office:value="0.280599">
            <text:p>0,28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0.2506">
            <text:p>0,25</text:p>
          </table:table-cell>
          <table:table-cell office:value-type="float" office:value="2.1445">
            <text:p>2,14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278378">
            <text:p>0,28</text:p>
          </table:table-cell>
          <table:table-cell office:value-type="float" office:value="0.000433">
            <text:p>0</text:p>
          </table:table-cell>
          <table:table-cell office:value-type="string">
            <text:p>CycD -- CycE</text:p>
          </table:table-cell>
          <table:table-cell office:value-type="float" office:value="0.118239">
            <text:p>0,12</text:p>
          </table:table-cell>
          <table:table-cell office:value-type="float" office:value="0.000312">
            <text:p>0</text:p>
          </table:table-cell>
          <table:table-cell office:value-type="string">
            <text:p>CycD -- CycA</text:p>
          </table:table-cell>
          <table:table-cell office:value-type="float" office:value="0.29042">
            <text:p>0,29</text:p>
          </table:table-cell>
          <table:table-cell office:value-type="float" office:value="0.000432">
            <text:p>0</text:p>
          </table:table-cell>
          <table:table-cell office:value-type="string">
            <text:p>CycD -- CycE -- CycA</text:p>
          </table:table-cell>
          <table:table-cell office:value-type="float" office:value="0.023741">
            <text:p>0,02</text:p>
          </table:table-cell>
          <table:table-cell office:value-type="float" office:value="0.000125">
            <text:p>0</text:p>
          </table:table-cell>
          <table:table-cell office:value-type="float" office:value="0.015044">
            <text:p>0,02</text:p>
          </table:table-cell>
          <table:table-cell office:value-type="float" office:value="0.000096">
            <text:p>0</text:p>
          </table:table-cell>
          <table:table-cell office:value-type="string">
            <text:p>CycD -- CycE -- CycB</text:p>
          </table:table-cell>
          <table:table-cell office:value-type="float" office:value="0.000048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27214">
            <text:p>0,27</text:p>
          </table:table-cell>
          <table:table-cell office:value-type="float" office:value="0.000425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1989">
            <text:p>0</text:p>
          </table:table-cell>
          <table:table-cell office:value-type="float" office:value="0.000035">
            <text:p>0</text:p>
          </table:table-cell>
          <table:table-cell table:formula="of:=[.I18]+[.O18]+[.T18]" office:value-type="float" office:value="0.142028">
            <text:p>0,14</text:p>
          </table:table-cell>
          <table:table-cell table:formula="of:=[.L18]+[.O18]+[.W18]" office:value-type="float" office:value="0.586301">
            <text:p>0,59</text:p>
          </table:table-cell>
          <table:table-cell table:formula="of:=[.Q18]+[.T18]+[.W18]" office:value-type="float" office:value="0.287232">
            <text:p>0,29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.2466">
            <text:p>0,25</text:p>
          </table:table-cell>
          <table:table-cell office:value-type="float" office:value="2.1382">
            <text:p>2,14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282825">
            <text:p>0,28</text:p>
          </table:table-cell>
          <table:table-cell office:value-type="float" office:value="0.000435">
            <text:p>0</text:p>
          </table:table-cell>
          <table:table-cell office:value-type="string">
            <text:p>CycD -- CycE</text:p>
          </table:table-cell>
          <table:table-cell office:value-type="float" office:value="0.113931">
            <text:p>0,11</text:p>
          </table:table-cell>
          <table:table-cell office:value-type="float" office:value="0.000307">
            <text:p>0</text:p>
          </table:table-cell>
          <table:table-cell office:value-type="string">
            <text:p>CycD -- CycA</text:p>
          </table:table-cell>
          <table:table-cell office:value-type="float" office:value="0.286147">
            <text:p>0,29</text:p>
          </table:table-cell>
          <table:table-cell office:value-type="float" office:value="0.00043">
            <text:p>0</text:p>
          </table:table-cell>
          <table:table-cell office:value-type="string">
            <text:p>CycD -- CycE -- CycA</text:p>
          </table:table-cell>
          <table:table-cell office:value-type="float" office:value="0.02295">
            <text:p>0,02</text:p>
          </table:table-cell>
          <table:table-cell office:value-type="float" office:value="0.000123">
            <text:p>0</text:p>
          </table:table-cell>
          <table:table-cell office:value-type="float" office:value="0.015518">
            <text:p>0,02</text:p>
          </table:table-cell>
          <table:table-cell office:value-type="float" office:value="0.000097">
            <text:p>0</text:p>
          </table:table-cell>
          <table:table-cell office:value-type="string">
            <text:p>CycD -- CycE -- CycB</text:p>
          </table:table-cell>
          <table:table-cell office:value-type="float" office:value="0.000049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27664">
            <text:p>0,28</text:p>
          </table:table-cell>
          <table:table-cell office:value-type="float" office:value="0.000427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194">
            <text:p>0</text:p>
          </table:table-cell>
          <table:table-cell office:value-type="float" office:value="0.000035">
            <text:p>0</text:p>
          </table:table-cell>
          <table:table-cell table:formula="of:=[.I19]+[.O19]+[.T19]" office:value-type="float" office:value="0.13693">
            <text:p>0,14</text:p>
          </table:table-cell>
          <table:table-cell table:formula="of:=[.L19]+[.O19]+[.W19]" office:value-type="float" office:value="0.585737">
            <text:p>0,59</text:p>
          </table:table-cell>
          <table:table-cell table:formula="of:=[.Q19]+[.T19]+[.W19]" office:value-type="float" office:value="0.292207">
            <text:p>0,29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0.244">
            <text:p>0,24</text:p>
          </table:table-cell>
          <table:table-cell office:value-type="float" office:value="2.132">
            <text:p>2,13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28796">
            <text:p>0,29</text:p>
          </table:table-cell>
          <table:table-cell office:value-type="float" office:value="0.000438">
            <text:p>0</text:p>
          </table:table-cell>
          <table:table-cell office:value-type="string">
            <text:p>CycD -- CycE</text:p>
          </table:table-cell>
          <table:table-cell office:value-type="float" office:value="0.110409">
            <text:p>0,11</text:p>
          </table:table-cell>
          <table:table-cell office:value-type="float" office:value="0.000303">
            <text:p>0</text:p>
          </table:table-cell>
          <table:table-cell office:value-type="string">
            <text:p>CycD -- CycA</text:p>
          </table:table-cell>
          <table:table-cell office:value-type="float" office:value="0.282186">
            <text:p>0,28</text:p>
          </table:table-cell>
          <table:table-cell office:value-type="float" office:value="0.000428">
            <text:p>0</text:p>
          </table:table-cell>
          <table:table-cell office:value-type="string">
            <text:p>CycD -- CycE -- CycA</text:p>
          </table:table-cell>
          <table:table-cell office:value-type="float" office:value="0.022209">
            <text:p>0,02</text:p>
          </table:table-cell>
          <table:table-cell office:value-type="float" office:value="0.000121">
            <text:p>0</text:p>
          </table:table-cell>
          <table:table-cell office:value-type="float" office:value="0.015949">
            <text:p>0,02</text:p>
          </table:table-cell>
          <table:table-cell office:value-type="float" office:value="0.000099">
            <text:p>0</text:p>
          </table:table-cell>
          <table:table-cell office:value-type="string">
            <text:p>CycD -- CycE -- CycB</text:p>
          </table:table-cell>
          <table:table-cell office:value-type="float" office:value="0.00005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279386">
            <text:p>0,28</text:p>
          </table:table-cell>
          <table:table-cell office:value-type="float" office:value="0.000429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1851">
            <text:p>0</text:p>
          </table:table-cell>
          <table:table-cell office:value-type="float" office:value="0.000034">
            <text:p>0</text:p>
          </table:table-cell>
          <table:table-cell table:formula="of:=[.I20]+[.O20]+[.T20]" office:value-type="float" office:value="0.132668">
            <text:p>0,13</text:p>
          </table:table-cell>
          <table:table-cell table:formula="of:=[.L20]+[.O20]+[.W20]" office:value-type="float" office:value="0.583781">
            <text:p>0,58</text:p>
          </table:table-cell>
          <table:table-cell table:formula="of:=[.Q20]+[.T20]+[.W20]" office:value-type="float" office:value="0.295385">
            <text:p>0,3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0.2426">
            <text:p>0,24</text:p>
          </table:table-cell>
          <table:table-cell office:value-type="float" office:value="2.1264">
            <text:p>2,13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293143">
            <text:p>0,29</text:p>
          </table:table-cell>
          <table:table-cell office:value-type="float" office:value="0.00044">
            <text:p>0</text:p>
          </table:table-cell>
          <table:table-cell office:value-type="string">
            <text:p>CycD -- CycE</text:p>
          </table:table-cell>
          <table:table-cell office:value-type="float" office:value="0.10791">
            <text:p>0,11</text:p>
          </table:table-cell>
          <table:table-cell office:value-type="float" office:value="0.0003">
            <text:p>0</text:p>
          </table:table-cell>
          <table:table-cell office:value-type="string">
            <text:p>CycD -- CycA</text:p>
          </table:table-cell>
          <table:table-cell office:value-type="float" office:value="0.278767">
            <text:p>0,28</text:p>
          </table:table-cell>
          <table:table-cell office:value-type="float" office:value="0.000426">
            <text:p>0</text:p>
          </table:table-cell>
          <table:table-cell office:value-type="string">
            <text:p>CycD -- CycE -- CycA</text:p>
          </table:table-cell>
          <table:table-cell office:value-type="float" office:value="0.021511">
            <text:p>0,02</text:p>
          </table:table-cell>
          <table:table-cell office:value-type="float" office:value="0.000119">
            <text:p>0</text:p>
          </table:table-cell>
          <table:table-cell office:value-type="float" office:value="0.016344">
            <text:p>0,02</text:p>
          </table:table-cell>
          <table:table-cell office:value-type="float" office:value="0.0001">
            <text:p>0</text:p>
          </table:table-cell>
          <table:table-cell office:value-type="string">
            <text:p>CycD -- CycE -- CycB</text:p>
          </table:table-cell>
          <table:table-cell office:value-type="float" office:value="0.000051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280563">
            <text:p>0,28</text:p>
          </table:table-cell>
          <table:table-cell office:value-type="float" office:value="0.000429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1713">
            <text:p>0</text:p>
          </table:table-cell>
          <table:table-cell office:value-type="float" office:value="0.000032">
            <text:p>0</text:p>
          </table:table-cell>
          <table:table-cell table:formula="of:=[.I21]+[.O21]+[.T21]" office:value-type="float" office:value="0.129472">
            <text:p>0,13</text:p>
          </table:table-cell>
          <table:table-cell table:formula="of:=[.L21]+[.O21]+[.W21]" office:value-type="float" office:value="0.580841">
            <text:p>0,58</text:p>
          </table:table-cell>
          <table:table-cell table:formula="of:=[.Q21]+[.T21]+[.W21]" office:value-type="float" office:value="0.296958">
            <text:p>0,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421">
            <text:p>0,24</text:p>
          </table:table-cell>
          <table:table-cell office:value-type="float" office:value="2.1221">
            <text:p>2,12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298275">
            <text:p>0,3</text:p>
          </table:table-cell>
          <table:table-cell office:value-type="float" office:value="0.000442">
            <text:p>0</text:p>
          </table:table-cell>
          <table:table-cell office:value-type="string">
            <text:p>CycD -- CycE</text:p>
          </table:table-cell>
          <table:table-cell office:value-type="float" office:value="0.105995">
            <text:p>0,11</text:p>
          </table:table-cell>
          <table:table-cell office:value-type="float" office:value="0.000297">
            <text:p>0</text:p>
          </table:table-cell>
          <table:table-cell office:value-type="string">
            <text:p>CycD -- CycA</text:p>
          </table:table-cell>
          <table:table-cell office:value-type="float" office:value="0.275967">
            <text:p>0,28</text:p>
          </table:table-cell>
          <table:table-cell office:value-type="float" office:value="0.000425">
            <text:p>0</text:p>
          </table:table-cell>
          <table:table-cell office:value-type="string">
            <text:p>CycD -- CycE -- CycA</text:p>
          </table:table-cell>
          <table:table-cell office:value-type="float" office:value="0.021059">
            <text:p>0,02</text:p>
          </table:table-cell>
          <table:table-cell office:value-type="float" office:value="0.000118">
            <text:p>0</text:p>
          </table:table-cell>
          <table:table-cell office:value-type="float" office:value="0.016535">
            <text:p>0,02</text:p>
          </table:table-cell>
          <table:table-cell office:value-type="float" office:value="0.000101">
            <text:p>0</text:p>
          </table:table-cell>
          <table:table-cell office:value-type="string">
            <text:p>CycD -- CycE -- CycB</text:p>
          </table:table-cell>
          <table:table-cell office:value-type="float" office:value="0.000045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280432">
            <text:p>0,28</text:p>
          </table:table-cell>
          <table:table-cell office:value-type="float" office:value="0.000429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1692">
            <text:p>0</text:p>
          </table:table-cell>
          <table:table-cell office:value-type="float" office:value="0.000032">
            <text:p>0</text:p>
          </table:table-cell>
          <table:table-cell table:formula="of:=[.I22]+[.O22]+[.T22]" office:value-type="float" office:value="0.127099">
            <text:p>0,13</text:p>
          </table:table-cell>
          <table:table-cell table:formula="of:=[.L22]+[.O22]+[.W22]" office:value-type="float" office:value="0.577458">
            <text:p>0,58</text:p>
          </table:table-cell>
          <table:table-cell table:formula="of:=[.Q22]+[.T22]+[.W22]" office:value-type="float" office:value="0.297012">
            <text:p>0,3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0.2413">
            <text:p>0,24</text:p>
          </table:table-cell>
          <table:table-cell office:value-type="float" office:value="2.1199">
            <text:p>2,12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302507">
            <text:p>0,3</text:p>
          </table:table-cell>
          <table:table-cell office:value-type="float" office:value="0.000444">
            <text:p>0</text:p>
          </table:table-cell>
          <table:table-cell office:value-type="string">
            <text:p>CycD -- CycE</text:p>
          </table:table-cell>
          <table:table-cell office:value-type="float" office:value="0.105">
            <text:p>0,11</text:p>
          </table:table-cell>
          <table:table-cell office:value-type="float" office:value="0.000296">
            <text:p>0</text:p>
          </table:table-cell>
          <table:table-cell office:value-type="string">
            <text:p>CycD -- CycA</text:p>
          </table:table-cell>
          <table:table-cell office:value-type="float" office:value="0.273377">
            <text:p>0,27</text:p>
          </table:table-cell>
          <table:table-cell office:value-type="float" office:value="0.000424">
            <text:p>0</text:p>
          </table:table-cell>
          <table:table-cell office:value-type="string">
            <text:p>CycD -- CycE -- CycA</text:p>
          </table:table-cell>
          <table:table-cell office:value-type="float" office:value="0.020816">
            <text:p>0,02</text:p>
          </table:table-cell>
          <table:table-cell office:value-type="float" office:value="0.000117">
            <text:p>0</text:p>
          </table:table-cell>
          <table:table-cell office:value-type="float" office:value="0.016573">
            <text:p>0,02</text:p>
          </table:table-cell>
          <table:table-cell office:value-type="float" office:value="0.000102">
            <text:p>0</text:p>
          </table:table-cell>
          <table:table-cell office:value-type="string">
            <text:p>CycD -- CycE -- CycB</text:p>
          </table:table-cell>
          <table:table-cell office:value-type="float" office:value="0.000054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279939">
            <text:p>0,28</text:p>
          </table:table-cell>
          <table:table-cell office:value-type="float" office:value="0.000429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1734">
            <text:p>0</text:p>
          </table:table-cell>
          <table:table-cell office:value-type="float" office:value="0.000033">
            <text:p>0</text:p>
          </table:table-cell>
          <table:table-cell table:formula="of:=[.I23]+[.O23]+[.T23]" office:value-type="float" office:value="0.12587">
            <text:p>0,13</text:p>
          </table:table-cell>
          <table:table-cell table:formula="of:=[.L23]+[.O23]+[.W23]" office:value-type="float" office:value="0.574132">
            <text:p>0,57</text:p>
          </table:table-cell>
          <table:table-cell table:formula="of:=[.Q23]+[.T23]+[.W23]" office:value-type="float" office:value="0.296566">
            <text:p>0,3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0.2414">
            <text:p>0,24</text:p>
          </table:table-cell>
          <table:table-cell office:value-type="float" office:value="2.1195">
            <text:p>2,12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306224">
            <text:p>0,31</text:p>
          </table:table-cell>
          <table:table-cell office:value-type="float" office:value="0.000446">
            <text:p>0</text:p>
          </table:table-cell>
          <table:table-cell office:value-type="string">
            <text:p>CycD -- CycE</text:p>
          </table:table-cell>
          <table:table-cell office:value-type="float" office:value="0.104148">
            <text:p>0,1</text:p>
          </table:table-cell>
          <table:table-cell office:value-type="float" office:value="0.000295">
            <text:p>0</text:p>
          </table:table-cell>
          <table:table-cell office:value-type="string">
            <text:p>CycD -- CycA</text:p>
          </table:table-cell>
          <table:table-cell office:value-type="float" office:value="0.271114">
            <text:p>0,27</text:p>
          </table:table-cell>
          <table:table-cell office:value-type="float" office:value="0.000423">
            <text:p>0</text:p>
          </table:table-cell>
          <table:table-cell office:value-type="string">
            <text:p>CycD -- CycE -- CycA</text:p>
          </table:table-cell>
          <table:table-cell office:value-type="float" office:value="0.020796">
            <text:p>0,02</text:p>
          </table:table-cell>
          <table:table-cell office:value-type="float" office:value="0.000117">
            <text:p>0</text:p>
          </table:table-cell>
          <table:table-cell office:value-type="float" office:value="0.016863">
            <text:p>0,02</text:p>
          </table:table-cell>
          <table:table-cell office:value-type="float" office:value="0.000103">
            <text:p>0</text:p>
          </table:table-cell>
          <table:table-cell office:value-type="string">
            <text:p>CycD -- CycE -- CycB</text:p>
          </table:table-cell>
          <table:table-cell office:value-type="float" office:value="0.000069">
            <text:p>0</text:p>
          </table:table-cell>
          <table:table-cell office:value-type="float" office:value="0.000006">
            <text:p>0</text:p>
          </table:table-cell>
          <table:table-cell office:value-type="string">
            <text:p>CycD -- CycA -- CycB</text:p>
          </table:table-cell>
          <table:table-cell office:value-type="float" office:value="0.279049">
            <text:p>0,28</text:p>
          </table:table-cell>
          <table:table-cell office:value-type="float" office:value="0.000429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1737">
            <text:p>0</text:p>
          </table:table-cell>
          <table:table-cell office:value-type="float" office:value="0.000033">
            <text:p>0</text:p>
          </table:table-cell>
          <table:table-cell table:formula="of:=[.I24]+[.O24]+[.T24]" office:value-type="float" office:value="0.125013">
            <text:p>0,13</text:p>
          </table:table-cell>
          <table:table-cell table:formula="of:=[.L24]+[.O24]+[.W24]" office:value-type="float" office:value="0.570959">
            <text:p>0,57</text:p>
          </table:table-cell>
          <table:table-cell table:formula="of:=[.Q24]+[.T24]+[.W24]" office:value-type="float" office:value="0.295981">
            <text:p>0,3</text:p>
          </table:table-cell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0.2422">
            <text:p>0,24</text:p>
          </table:table-cell>
          <table:table-cell office:value-type="float" office:value="2.1166">
            <text:p>2,12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309771">
            <text:p>0,31</text:p>
          </table:table-cell>
          <table:table-cell office:value-type="float" office:value="0.000447">
            <text:p>0</text:p>
          </table:table-cell>
          <table:table-cell office:value-type="string">
            <text:p>CycD -- CycE</text:p>
          </table:table-cell>
          <table:table-cell office:value-type="float" office:value="0.103769">
            <text:p>0,1</text:p>
          </table:table-cell>
          <table:table-cell office:value-type="float" office:value="0.000294">
            <text:p>0</text:p>
          </table:table-cell>
          <table:table-cell office:value-type="string">
            <text:p>CycD -- CycA</text:p>
          </table:table-cell>
          <table:table-cell office:value-type="float" office:value="0.26944">
            <text:p>0,27</text:p>
          </table:table-cell>
          <table:table-cell office:value-type="float" office:value="0.000422">
            <text:p>0</text:p>
          </table:table-cell>
          <table:table-cell office:value-type="string">
            <text:p>CycD -- CycE -- CycA</text:p>
          </table:table-cell>
          <table:table-cell office:value-type="float" office:value="0.020738">
            <text:p>0,02</text:p>
          </table:table-cell>
          <table:table-cell office:value-type="float" office:value="0.000117">
            <text:p>0</text:p>
          </table:table-cell>
          <table:table-cell office:value-type="float" office:value="0.016596">
            <text:p>0,02</text:p>
          </table:table-cell>
          <table:table-cell office:value-type="float" office:value="0.000102">
            <text:p>0</text:p>
          </table:table-cell>
          <table:table-cell office:value-type="string">
            <text:p>CycD -- CycE -- CycB</text:p>
          </table:table-cell>
          <table:table-cell office:value-type="float" office:value="0.00006">
            <text:p>0</text:p>
          </table:table-cell>
          <table:table-cell office:value-type="float" office:value="0.000005">
            <text:p>0</text:p>
          </table:table-cell>
          <table:table-cell office:value-type="string">
            <text:p>CycD -- CycA -- CycB</text:p>
          </table:table-cell>
          <table:table-cell office:value-type="float" office:value="0.277929">
            <text:p>0,28</text:p>
          </table:table-cell>
          <table:table-cell office:value-type="float" office:value="0.000429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1696">
            <text:p>0</text:p>
          </table:table-cell>
          <table:table-cell office:value-type="float" office:value="0.000032">
            <text:p>0</text:p>
          </table:table-cell>
          <table:table-cell table:formula="of:=[.I25]+[.O25]+[.T25]" office:value-type="float" office:value="0.124567">
            <text:p>0,12</text:p>
          </table:table-cell>
          <table:table-cell table:formula="of:=[.L25]+[.O25]+[.W25]" office:value-type="float" office:value="0.568107">
            <text:p>0,57</text:p>
          </table:table-cell>
          <table:table-cell table:formula="of:=[.Q25]+[.T25]+[.W25]" office:value-type="float" office:value="0.294585">
            <text:p>0,29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0.2428">
            <text:p>0,24</text:p>
          </table:table-cell>
          <table:table-cell office:value-type="float" office:value="2.1159">
            <text:p>2,12</text:p>
          </table:table-cell>
          <table:table-cell office:value-type="float" office:value="1">
            <text:p>1</text:p>
          </table:table-cell>
          <table:table-cell office:value-type="string">
            <text:p>CycD</text:p>
          </table:table-cell>
          <table:table-cell office:value-type="float" office:value="0.312315">
            <text:p>0,31</text:p>
          </table:table-cell>
          <table:table-cell office:value-type="float" office:value="0.000448">
            <text:p>0</text:p>
          </table:table-cell>
          <table:table-cell office:value-type="string">
            <text:p>CycD -- CycE</text:p>
          </table:table-cell>
          <table:table-cell office:value-type="float" office:value="0.103912">
            <text:p>0,1</text:p>
          </table:table-cell>
          <table:table-cell office:value-type="float" office:value="0.000294">
            <text:p>0</text:p>
          </table:table-cell>
          <table:table-cell office:value-type="string">
            <text:p>CycD -- CycA</text:p>
          </table:table-cell>
          <table:table-cell office:value-type="float" office:value="0.26809">
            <text:p>0,27</text:p>
          </table:table-cell>
          <table:table-cell office:value-type="float" office:value="0.000421">
            <text:p>0</text:p>
          </table:table-cell>
          <table:table-cell office:value-type="string">
            <text:p>CycD -- CycE -- CycA</text:p>
          </table:table-cell>
          <table:table-cell office:value-type="float" office:value="0.020436">
            <text:p>0,02</text:p>
          </table:table-cell>
          <table:table-cell office:value-type="float" office:value="0.000116">
            <text:p>0</text:p>
          </table:table-cell>
          <table:table-cell office:value-type="float" office:value="0.016831">
            <text:p>0,02</text:p>
          </table:table-cell>
          <table:table-cell office:value-type="float" office:value="0.000103">
            <text:p>0</text:p>
          </table:table-cell>
          <table:table-cell office:value-type="string">
            <text:p>CycD -- CycE -- CycB</text:p>
          </table:table-cell>
          <table:table-cell office:value-type="float" office:value="0.000046">
            <text:p>0</text:p>
          </table:table-cell>
          <table:table-cell office:value-type="float" office:value="0.000004">
            <text:p>0</text:p>
          </table:table-cell>
          <table:table-cell office:value-type="string">
            <text:p>CycD -- CycA -- CycB</text:p>
          </table:table-cell>
          <table:table-cell office:value-type="float" office:value="0.276688">
            <text:p>0,28</text:p>
          </table:table-cell>
          <table:table-cell office:value-type="float" office:value="0.000428">
            <text:p>0</text:p>
          </table:table-cell>
          <table:table-cell office:value-type="string">
            <text:p>CycD -- CycE -- CycA -- CycB</text:p>
          </table:table-cell>
          <table:table-cell office:value-type="float" office:value="0.001682">
            <text:p>0</text:p>
          </table:table-cell>
          <table:table-cell office:value-type="float" office:value="0.000032">
            <text:p>0</text:p>
          </table:table-cell>
          <table:table-cell table:formula="of:=[.I26]+[.O26]+[.T26]" office:value-type="float" office:value="0.124394">
            <text:p>0,12</text:p>
          </table:table-cell>
          <table:table-cell table:formula="of:=[.L26]+[.O26]+[.W26]" office:value-type="float" office:value="0.565214">
            <text:p>0,57</text:p>
          </table:table-cell>
          <table:table-cell table:formula="of:=[.Q26]+[.T26]+[.W26]" office:value-type="float" office:value="0.293565">
            <text:p>0,29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7"/>
          <table:table-cell>
            <draw:frame table:end-cell-address="Feuille1.AJ43" table:end-x="0.386cm" table:end-y="0.338cm" draw:z-index="1" draw:style-name="gr1" svg:width="18.153cm" svg:height="7.048cm" svg:x="0.299cm" svg:y="0.17cm">
              <draw:object draw:notify-on-update-of-ranges="Feuille1.AB1:Feuille1.AB1 Feuille1.AB2:Feuille1.AB26 Feuille1.AC1:Feuille1.AC1 Feuille1.AC2:Feuille1.AC26 Feuille1.AD1:Feuille1.AD1 Feuille1.AD2:Feuille1.AD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3"/>
          <table:table-cell>
            <draw:frame table:end-cell-address="Feuille1.W65" table:end-x="2.87cm" table:end-y="0.34cm" draw:z-index="0" draw:style-name="gr1" svg:width="17.489cm" svg:height="15.548cm" svg:x="0.578cm" svg:y="0.386cm">
              <draw:object draw:notify-on-update-of-ranges="Feuille1.F1:Feuille1.F1 Feuille1.F2:Feuille1.F26 Feuille1.G1:Feuille1.G1 Feuille1.G2:Feuille1.G26 Feuille1.H1:Feuille1.H1 Feuille1.H2:Feuille1.H26 Feuille1.I1:Feuille1.I1 Feuille1.I2:Feuille1.I26 Feuille1.J1:Feuille1.J1 Feuille1.J2:Feuille1.J26 Feuille1.K1:Feuille1.K1 Feuille1.K2:Feuille1.K26 Feuille1.L1:Feuille1.L1 Feuille1.L2:Feuille1.L26 Feuille1.M1:Feuille1.M1 Feuille1.M2:Feuille1.M26 Feuille1.N1:Feuille1.N1 Feuille1.N2:Feuille1.N26 Feuille1.O1:Feuille1.O1 Feuille1.O2:Feuille1.O26 Feuille1.P1:Feuille1.P1 Feuille1.P2:Feuille1.P26 Feuille1.Q1:Feuille1.Q1 Feuille1.Q2:Feuille1.Q26 Feuille1.R1:Feuille1.R1 Feuille1.R2:Feuille1.R26 Feuille1.S1:Feuille1.S1 Feuille1.S2:Feuille1.S26 Feuille1.T1:Feuille1.T1 Feuille1.T2:Feuille1.T26 Feuille1.U1:Feuille1.U1 Feuille1.U2:Feuille1.U26 Feuille1.V1:Feuille1.V1 Feuille1.V2:Feuille1.V26 Feuille1.W1:Feuille1.W1 Feuille1.W2:Feuille1.W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14/03/2011</text:date>, <text:time>15:0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3-14T15:00:23</dc:date>
    <dc:creator>Gautier Stoll</dc:creator>
    <meta:generator>OpenOffice.org/3.1$Unix OpenOffice.org_project/310m19$Build-9420</meta:generator>
    <meta:editing-duration>PT00H08M17S</meta:editing-duration>
    <meta:editing-cycles>1</meta:editing-cycles>
    <meta:document-statistic meta:table-count="1" meta:cell-count="7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3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4" style:family="chart">
      <style:chart-properties chart:symbol-type="named-symbol" chart:symbol-name="square" chart:symbol-width="0.25cm" chart:symbol-height="0.25cm"/>
      <style:graphic-properties draw:stroke="solid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draw:stroke="solid" svg:stroke-width="0.088cm" svg:stroke-color="#ff950e" draw:fill-color="#ff950e"/>
      <style:text-properties fo:font-size="6pt" style:font-size-asian="6pt" style:font-size-complex="6pt"/>
    </style:style>
    <style:style style:name="ch16" style:family="chart">
      <style:chart-properties chart:symbol-type="named-symbol" chart:symbol-name="arrow-down" chart:symbol-width="0.25cm" chart:symbol-height="0.25cm"/>
      <style:graphic-properties draw:stroke="solid" svg:stroke-width="0.088cm" svg:stroke-color="#c5000b" draw:fill-color="#c5000b"/>
      <style:text-properties fo:font-size="6pt" style:font-size-asian="6pt" style:font-size-complex="6pt"/>
    </style:style>
    <style:style style:name="ch17" style:family="chart">
      <style:chart-properties chart:symbol-type="named-symbol" chart:symbol-name="arrow-up" chart:symbol-width="0.25cm" chart:symbol-height="0.25cm"/>
      <style:graphic-properties draw:stroke="solid" svg:stroke-width="0.088cm" svg:stroke-color="#0084d1" draw:fill-color="#0084d1"/>
      <style:text-properties fo:font-size="6pt" style:font-size-asian="6pt" style:font-size-complex="6pt"/>
    </style:style>
    <style:style style:name="ch18" style:family="chart">
      <style:chart-properties chart:symbol-type="named-symbol" chart:symbol-name="arrow-right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20" style:family="chart">
      <style:chart-properties chart:symbol-type="named-symbol" chart:symbol-name="bow-tie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hourglass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square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17.49cm" svg:height="15.55cm" chart:class="chart:line" chart:style-name="ch1">
        <chart:legend chart:legend-position="end" svg:x="15.167cm" svg:y="6.442cm" chart:style-name="ch2"/>
        <chart:plot-area chart:style-name="ch3" table:cell-range-address="Feuille1.F1:Feuille1.W26" chart:data-source-has-labels="row" svg:x="0.209cm" svg:y="0.936cm" svg:width="12.123cm" svg:height="14.61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F2:Feuille1.F26" chart:label-cell-address="Feuille1.F1:Feuille1.F1" chart:class="chart:line">
            <chart:data-point chart:repeated="25"/>
          </chart:series>
          <chart:series chart:style-name="ch7" chart:values-cell-range-address="Feuille1.G2:Feuille1.G26" chart:label-cell-address="Feuille1.G1:Feuille1.G1" chart:class="chart:line">
            <chart:data-point/>
          </chart:series>
          <chart:series chart:style-name="ch8" chart:values-cell-range-address="Feuille1.H2:Feuille1.H26" chart:label-cell-address="Feuille1.H1:Feuille1.H1" chart:class="chart:line">
            <chart:data-point/>
          </chart:series>
          <chart:series chart:style-name="ch9" chart:values-cell-range-address="Feuille1.I2:Feuille1.I26" chart:label-cell-address="Feuille1.I1:Feuille1.I1" chart:class="chart:line">
            <chart:data-point chart:repeated="25"/>
          </chart:series>
          <chart:series chart:style-name="ch10" chart:values-cell-range-address="Feuille1.J2:Feuille1.J26" chart:label-cell-address="Feuille1.J1:Feuille1.J1" chart:class="chart:line">
            <chart:data-point/>
          </chart:series>
          <chart:series chart:style-name="ch11" chart:values-cell-range-address="Feuille1.K2:Feuille1.K26" chart:label-cell-address="Feuille1.K1:Feuille1.K1" chart:class="chart:line">
            <chart:data-point/>
          </chart:series>
          <chart:series chart:style-name="ch12" chart:values-cell-range-address="Feuille1.L2:Feuille1.L26" chart:label-cell-address="Feuille1.L1:Feuille1.L1" chart:class="chart:line">
            <chart:data-point chart:repeated="25"/>
          </chart:series>
          <chart:series chart:style-name="ch13" chart:values-cell-range-address="Feuille1.M2:Feuille1.M26" chart:label-cell-address="Feuille1.M1:Feuille1.M1" chart:class="chart:line">
            <chart:data-point/>
          </chart:series>
          <chart:series chart:style-name="ch14" chart:values-cell-range-address="Feuille1.N2:Feuille1.N26" chart:label-cell-address="Feuille1.N1:Feuille1.N1" chart:class="chart:line">
            <chart:data-point/>
          </chart:series>
          <chart:series chart:style-name="ch15" chart:values-cell-range-address="Feuille1.O2:Feuille1.O26" chart:label-cell-address="Feuille1.O1:Feuille1.O1" chart:class="chart:line">
            <chart:data-point chart:repeated="25"/>
          </chart:series>
          <chart:series chart:style-name="ch16" chart:values-cell-range-address="Feuille1.P2:Feuille1.P26" chart:label-cell-address="Feuille1.P1:Feuille1.P1" chart:class="chart:line">
            <chart:data-point/>
          </chart:series>
          <chart:series chart:style-name="ch17" chart:values-cell-range-address="Feuille1.Q2:Feuille1.Q26" chart:label-cell-address="Feuille1.Q1:Feuille1.Q1" chart:class="chart:line">
            <chart:data-point chart:repeated="25"/>
          </chart:series>
          <chart:series chart:style-name="ch18" chart:values-cell-range-address="Feuille1.R2:Feuille1.R26" chart:label-cell-address="Feuille1.R1:Feuille1.R1" chart:class="chart:line">
            <chart:data-point/>
          </chart:series>
          <chart:series chart:style-name="ch19" chart:values-cell-range-address="Feuille1.S2:Feuille1.S26" chart:label-cell-address="Feuille1.S1:Feuille1.S1" chart:class="chart:line">
            <chart:data-point/>
          </chart:series>
          <chart:series chart:style-name="ch20" chart:values-cell-range-address="Feuille1.T2:Feuille1.T26" chart:label-cell-address="Feuille1.T1:Feuille1.T1" chart:class="chart:line">
            <chart:data-point chart:repeated="25"/>
          </chart:series>
          <chart:series chart:style-name="ch21" chart:values-cell-range-address="Feuille1.U2:Feuille1.U26" chart:label-cell-address="Feuille1.U1:Feuille1.U1" chart:class="chart:line">
            <chart:data-point/>
          </chart:series>
          <chart:series chart:style-name="ch22" chart:values-cell-range-address="Feuille1.V2:Feuille1.V26" chart:label-cell-address="Feuille1.V1:Feuille1.V1" chart:class="chart:line">
            <chart:data-point/>
          </chart:series>
          <chart:series chart:style-name="ch23" chart:values-cell-range-address="Feuille1.W2:Feuille1.W26" chart:label-cell-address="Feuille1.W1:Feuille1.W1" chart:class="chart:line">
            <chart:data-point chart:repeated="25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/>
            <table:table-column table:visibility="collapse"/>
            <table:table-column table:visibility="collapse"/>
            <table:table-column/>
            <table:table-column table:visibility="collapse"/>
            <table:table-column table:visibility="collapse"/>
            <table:table-column/>
            <table:table-column table:visibility="collapse"/>
            <table:table-column/>
            <table:table-column table:visibility="collapse"/>
            <table:table-column table:visibility="collapse"/>
            <table:table-column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F1:Feuille1.F1">Prob_D</text:p>
              </table:table-cell>
              <table:table-cell office:value-type="string">
                <text:p text:id="Feuille1.G1:Feuille1.G1"/>
              </table:table-cell>
              <table:table-cell office:value-type="string">
                <text:p text:id="Feuille1.H1:Feuille1.H1"/>
              </table:table-cell>
              <table:table-cell office:value-type="string">
                <text:p text:id="Feuille1.I1:Feuille1.I1">Prob_DE</text:p>
              </table:table-cell>
              <table:table-cell office:value-type="string">
                <text:p text:id="Feuille1.J1:Feuille1.J1"/>
              </table:table-cell>
              <table:table-cell office:value-type="string">
                <text:p text:id="Feuille1.K1:Feuille1.K1"/>
              </table:table-cell>
              <table:table-cell office:value-type="string">
                <text:p text:id="Feuille1.L1:Feuille1.L1">Prob_DA</text:p>
              </table:table-cell>
              <table:table-cell office:value-type="string">
                <text:p text:id="Feuille1.M1:Feuille1.M1"/>
              </table:table-cell>
              <table:table-cell office:value-type="string">
                <text:p text:id="Feuille1.N1:Feuille1.N1"/>
              </table:table-cell>
              <table:table-cell office:value-type="string">
                <text:p text:id="Feuille1.O1:Feuille1.O1">Prob_DEA</text:p>
              </table:table-cell>
              <table:table-cell office:value-type="string">
                <text:p text:id="Feuille1.P1:Feuille1.P1"/>
              </table:table-cell>
              <table:table-cell office:value-type="string">
                <text:p text:id="Feuille1.Q1:Feuille1.Q1">Prob_DB</text:p>
              </table:table-cell>
              <table:table-cell office:value-type="string">
                <text:p text:id="Feuille1.R1:Feuille1.R1"/>
              </table:table-cell>
              <table:table-cell office:value-type="string">
                <text:p text:id="Feuille1.S1:Feuille1.S1"/>
              </table:table-cell>
              <table:table-cell office:value-type="string">
                <text:p text:id="Feuille1.T1:Feuille1.T1">Prob_DEB</text:p>
              </table:table-cell>
              <table:table-cell office:value-type="string">
                <text:p text:id="Feuille1.U1:Feuille1.U1"/>
              </table:table-cell>
              <table:table-cell office:value-type="string">
                <text:p text:id="Feuille1.V1:Feuille1.V1"/>
              </table:table-cell>
              <table:table-cell office:value-type="string">
                <text:p text:id="Feuille1.W1:Feuille1.W1">Prob_D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8589">
                <text:p text:id="Feuille1.F2:Feuille1.F26">0.988589</text:p>
              </table:table-cell>
              <table:table-cell office:value-type="float" office:value="1.#NAN">
                <text:p text:id="Feuille1.G2:Feuille1.G26">1.#NAN</text:p>
              </table:table-cell>
              <table:table-cell office:value-type="float" office:value="1.#NAN">
                <text:p text:id="Feuille1.H2:Feuille1.H26">1.#NAN</text:p>
              </table:table-cell>
              <table:table-cell office:value-type="float" office:value="0.005388">
                <text:p text:id="Feuille1.I2:Feuille1.I26">0.005388</text:p>
              </table:table-cell>
              <table:table-cell office:value-type="float" office:value="1.#NAN">
                <text:p text:id="Feuille1.J2:Feuille1.J26">1.#NAN</text:p>
              </table:table-cell>
              <table:table-cell office:value-type="float" office:value="1.#NAN">
                <text:p text:id="Feuille1.K2:Feuille1.K26">1.#NAN</text:p>
              </table:table-cell>
              <table:table-cell office:value-type="float" office:value="0.00549">
                <text:p text:id="Feuille1.L2:Feuille1.L26">0.00549</text:p>
              </table:table-cell>
              <table:table-cell office:value-type="float" office:value="1.#NAN">
                <text:p text:id="Feuille1.M2:Feuille1.M26">1.#NAN</text:p>
              </table:table-cell>
              <table:table-cell office:value-type="float" office:value="1.#NAN">
                <text:p text:id="Feuille1.N2:Feuille1.N26">1.#NAN</text:p>
              </table:table-cell>
              <table:table-cell office:value-type="float" office:value="0.000454">
                <text:p text:id="Feuille1.O2:Feuille1.O26">0.000454</text:p>
              </table:table-cell>
              <table:table-cell office:value-type="float" office:value="1.#NAN">
                <text:p text:id="Feuille1.P2:Feuille1.P26">1.#NAN</text:p>
              </table:table-cell>
              <table:table-cell office:value-type="float" office:value="0">
                <text:p text:id="Feuille1.Q2:Feuille1.Q26">0</text:p>
              </table:table-cell>
              <table:table-cell office:value-type="float" office:value="1.#NAN">
                <text:p text:id="Feuille1.R2:Feuille1.R26">1.#NAN</text:p>
              </table:table-cell>
              <table:table-cell office:value-type="float" office:value="1.#NAN">
                <text:p text:id="Feuille1.S2:Feuille1.S26">1.#NAN</text:p>
              </table:table-cell>
              <table:table-cell office:value-type="float" office:value="0.000073">
                <text:p text:id="Feuille1.T2:Feuille1.T26">0.000073</text:p>
              </table:table-cell>
              <table:table-cell office:value-type="float" office:value="1.#NAN">
                <text:p text:id="Feuille1.U2:Feuille1.U26">1.#NAN</text:p>
              </table:table-cell>
              <table:table-cell office:value-type="float" office:value="1.#NAN">
                <text:p text:id="Feuille1.V2:Feuille1.V26">1.#NAN</text:p>
              </table:table-cell>
              <table:table-cell office:value-type="float" office:value="0.000006">
                <text:p text:id="Feuille1.W2:Feuille1.W26">0.0000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1844">
                <text:p>0.931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30361">
                <text:p>0.030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31805">
                <text:p>0.0318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4117">
                <text:p>0.004117</text:p>
              </table:table-cell>
              <table:table-cell office:value-type="float" office:value="1.#NAN">
                <text:p>1.#NAN</text:p>
              </table:table-cell>
              <table:table-cell office:value-type="float" office:value="0.000022">
                <text:p>0.0000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01">
                <text:p>0.000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1693">
                <text:p>0.001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5206">
                <text:p>0.8452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64581">
                <text:p>0.0645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71163">
                <text:p>0.0711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10422">
                <text:p>0.010422</text:p>
              </table:table-cell>
              <table:table-cell office:value-type="float" office:value="1.#NAN">
                <text:p>1.#NAN</text:p>
              </table:table-cell>
              <table:table-cell office:value-type="float" office:value="0.000173">
                <text:p>0.000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09">
                <text:p>0.0000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7853">
                <text:p>0.007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8186">
                <text:p>0.748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97296">
                <text:p>0.0972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14654">
                <text:p>0.1146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17472">
                <text:p>0.017472</text:p>
              </table:table-cell>
              <table:table-cell office:value-type="float" office:value="1.#NAN">
                <text:p>1.#NAN</text:p>
              </table:table-cell>
              <table:table-cell office:value-type="float" office:value="0.000587">
                <text:p>0.0005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22">
                <text:p>0.0000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20627">
                <text:p>0.020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2676">
                <text:p>0.6526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2415">
                <text:p>0.124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57536">
                <text:p>0.1575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23418">
                <text:p>0.023418</text:p>
              </table:table-cell>
              <table:table-cell office:value-type="float" office:value="1.#NAN">
                <text:p>1.#NAN</text:p>
              </table:table-cell>
              <table:table-cell office:value-type="float" office:value="0.001342">
                <text:p>0.0013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3">
                <text:p>0.000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39186">
                <text:p>0.039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5186">
                <text:p>0.565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44063">
                <text:p>0.1440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95994">
                <text:p>0.1959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27652">
                <text:p>0.027652</text:p>
              </table:table-cell>
              <table:table-cell office:value-type="float" office:value="1.#NAN">
                <text:p>1.#NAN</text:p>
              </table:table-cell>
              <table:table-cell office:value-type="float" office:value="0.002324">
                <text:p>0.0023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51">
                <text:p>0.0000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62597">
                <text:p>0.062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8984">
                <text:p>0.4889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56912">
                <text:p>0.1569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28386">
                <text:p>0.2283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30515">
                <text:p>0.030515</text:p>
              </table:table-cell>
              <table:table-cell office:value-type="float" office:value="1.#NAN">
                <text:p>1.#NAN</text:p>
              </table:table-cell>
              <table:table-cell office:value-type="float" office:value="0.003582">
                <text:p>0.0035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54">
                <text:p>0.0000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89145">
                <text:p>0.089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5908">
                <text:p>0.4259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62973">
                <text:p>0.1629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54353">
                <text:p>0.2543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32096">
                <text:p>0.032096</text:p>
              </table:table-cell>
              <table:table-cell office:value-type="float" office:value="1.#NAN">
                <text:p>1.#NAN</text:p>
              </table:table-cell>
              <table:table-cell office:value-type="float" office:value="0.004956">
                <text:p>0.0049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57">
                <text:p>0.0000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16993">
                <text:p>0.116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5573">
                <text:p>0.3755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63757">
                <text:p>0.1637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3631">
                <text:p>0.2736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32805">
                <text:p>0.032805</text:p>
              </table:table-cell>
              <table:table-cell office:value-type="float" office:value="1.#NAN">
                <text:p>1.#NAN</text:p>
              </table:table-cell>
              <table:table-cell office:value-type="float" office:value="0.006416">
                <text:p>0.0064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62">
                <text:p>0.0000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45056">
                <text:p>0.145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7285">
                <text:p>0.3372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60889">
                <text:p>0.160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7153">
                <text:p>0.2871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32667">
                <text:p>0.032667</text:p>
              </table:table-cell>
              <table:table-cell office:value-type="float" office:value="1.#NAN">
                <text:p>1.#NAN</text:p>
              </table:table-cell>
              <table:table-cell office:value-type="float" office:value="0.007927">
                <text:p>0.0079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7">
                <text:p>0.00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71287">
                <text:p>0.171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9654">
                <text:p>0.3096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55856">
                <text:p>0.1558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5615">
                <text:p>0.2956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31543">
                <text:p>0.031543</text:p>
              </table:table-cell>
              <table:table-cell office:value-type="float" office:value="1.#NAN">
                <text:p>1.#NAN</text:p>
              </table:table-cell>
              <table:table-cell office:value-type="float" office:value="0.009593">
                <text:p>0.0095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64">
                <text:p>0.0000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95007">
                <text:p>0.195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1232">
                <text:p>0.2912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49495">
                <text:p>0.1494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9802">
                <text:p>0.2998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3016">
                <text:p>0.03016</text:p>
              </table:table-cell>
              <table:table-cell office:value-type="float" office:value="1.#NAN">
                <text:p>1.#NAN</text:p>
              </table:table-cell>
              <table:table-cell office:value-type="float" office:value="0.010876">
                <text:p>0.0108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52">
                <text:p>0.0000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15827">
                <text:p>0.215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9961">
                <text:p>0.279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42484">
                <text:p>0.1424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0708">
                <text:p>0.3007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28776">
                <text:p>0.028776</text:p>
              </table:table-cell>
              <table:table-cell office:value-type="float" office:value="1.#NAN">
                <text:p>1.#NAN</text:p>
              </table:table-cell>
              <table:table-cell office:value-type="float" office:value="0.012109">
                <text:p>0.0121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63">
                <text:p>0.0000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33454">
                <text:p>0.2334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4611">
                <text:p>0.2746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3551">
                <text:p>0.135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9849">
                <text:p>0.2998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27429">
                <text:p>0.027429</text:p>
              </table:table-cell>
              <table:table-cell office:value-type="float" office:value="1.#NAN">
                <text:p>1.#NAN</text:p>
              </table:table-cell>
              <table:table-cell office:value-type="float" office:value="0.013163">
                <text:p>0.0131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54">
                <text:p>0.0000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47089">
                <text:p>0.247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3408">
                <text:p>0.2734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28947">
                <text:p>0.1289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7711">
                <text:p>0.2977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26026">
                <text:p>0.026026</text:p>
              </table:table-cell>
              <table:table-cell office:value-type="float" office:value="1.#NAN">
                <text:p>1.#NAN</text:p>
              </table:table-cell>
              <table:table-cell office:value-type="float" office:value="0.013919">
                <text:p>0.0139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57">
                <text:p>0.0000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57752">
                <text:p>0.2577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5049">
                <text:p>0.2750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23416">
                <text:p>0.1234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4226">
                <text:p>0.2942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24653">
                <text:p>0.024653</text:p>
              </table:table-cell>
              <table:table-cell office:value-type="float" office:value="1.#NAN">
                <text:p>1.#NAN</text:p>
              </table:table-cell>
              <table:table-cell office:value-type="float" office:value="0.014584">
                <text:p>0.0145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45">
                <text:p>0.0000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597">
                <text:p>0.26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378">
                <text:p>0.2783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18239">
                <text:p>0.1182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042">
                <text:p>0.290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23741">
                <text:p>0.023741</text:p>
              </table:table-cell>
              <table:table-cell office:value-type="float" office:value="1.#NAN">
                <text:p>1.#NAN</text:p>
              </table:table-cell>
              <table:table-cell office:value-type="float" office:value="0.015044">
                <text:p>0.0150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48">
                <text:p>0.0000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214">
                <text:p>0.27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2825">
                <text:p>0.282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13931">
                <text:p>0.1139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6147">
                <text:p>0.2861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2295">
                <text:p>0.02295</text:p>
              </table:table-cell>
              <table:table-cell office:value-type="float" office:value="1.#NAN">
                <text:p>1.#NAN</text:p>
              </table:table-cell>
              <table:table-cell office:value-type="float" office:value="0.015518">
                <text:p>0.0155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49">
                <text:p>0.0000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664">
                <text:p>0.27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796">
                <text:p>0.287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10409">
                <text:p>0.1104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2186">
                <text:p>0.282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22209">
                <text:p>0.022209</text:p>
              </table:table-cell>
              <table:table-cell office:value-type="float" office:value="1.#NAN">
                <text:p>1.#NAN</text:p>
              </table:table-cell>
              <table:table-cell office:value-type="float" office:value="0.015949">
                <text:p>0.0159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5">
                <text:p>0.00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386">
                <text:p>0.279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3143">
                <text:p>0.2931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0791">
                <text:p>0.107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8767">
                <text:p>0.2787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21511">
                <text:p>0.021511</text:p>
              </table:table-cell>
              <table:table-cell office:value-type="float" office:value="1.#NAN">
                <text:p>1.#NAN</text:p>
              </table:table-cell>
              <table:table-cell office:value-type="float" office:value="0.016344">
                <text:p>0.016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51">
                <text:p>0.0000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0563">
                <text:p>0.2805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8275">
                <text:p>0.298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05995">
                <text:p>0.1059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5967">
                <text:p>0.2759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21059">
                <text:p>0.021059</text:p>
              </table:table-cell>
              <table:table-cell office:value-type="float" office:value="1.#NAN">
                <text:p>1.#NAN</text:p>
              </table:table-cell>
              <table:table-cell office:value-type="float" office:value="0.016535">
                <text:p>0.0165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45">
                <text:p>0.0000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0432">
                <text:p>0.280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2507">
                <text:p>0.3025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05">
                <text:p>0.1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3377">
                <text:p>0.2733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20816">
                <text:p>0.020816</text:p>
              </table:table-cell>
              <table:table-cell office:value-type="float" office:value="1.#NAN">
                <text:p>1.#NAN</text:p>
              </table:table-cell>
              <table:table-cell office:value-type="float" office:value="0.016573">
                <text:p>0.0165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54">
                <text:p>0.0000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939">
                <text:p>0.279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6224">
                <text:p>0.3062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04148">
                <text:p>0.1041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1114">
                <text:p>0.2711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20796">
                <text:p>0.020796</text:p>
              </table:table-cell>
              <table:table-cell office:value-type="float" office:value="1.#NAN">
                <text:p>1.#NAN</text:p>
              </table:table-cell>
              <table:table-cell office:value-type="float" office:value="0.016863">
                <text:p>0.0168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69">
                <text:p>0.0000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049">
                <text:p>0.279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9771">
                <text:p>0.3097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03769">
                <text:p>0.1037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944">
                <text:p>0.269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20738">
                <text:p>0.020738</text:p>
              </table:table-cell>
              <table:table-cell office:value-type="float" office:value="1.#NAN">
                <text:p>1.#NAN</text:p>
              </table:table-cell>
              <table:table-cell office:value-type="float" office:value="0.016596">
                <text:p>0.016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6">
                <text:p>0.00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7929">
                <text:p>0.2779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2315">
                <text:p>0.312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03912">
                <text:p>0.1039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809">
                <text:p>0.268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20436">
                <text:p>0.020436</text:p>
              </table:table-cell>
              <table:table-cell office:value-type="float" office:value="1.#NAN">
                <text:p>1.#NAN</text:p>
              </table:table-cell>
              <table:table-cell office:value-type="float" office:value="0.016831">
                <text:p>0.0168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00046">
                <text:p>0.0000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6688">
                <text:p>0.276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8.154cm" svg:height="7.049cm" chart:class="chart:line" chart:style-name="ch1">
        <chart:legend chart:legend-position="end" svg:x="15.547cm" svg:y="2.899cm" chart:style-name="ch2"/>
        <chart:plot-area chart:style-name="ch3" table:cell-range-address="Feuille1.AB1:Feuille1.AD26" chart:data-source-has-labels="row" svg:x="0.363cm" svg:y="0.14cm" svg:width="14.822cm" svg:height="6.62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B2:Feuille1.AB26" chart:label-cell-address="Feuille1.AB1:Feuille1.AB1" chart:class="chart:line">
            <chart:data-point chart:repeated="25"/>
          </chart:series>
          <chart:series chart:style-name="ch7" chart:values-cell-range-address="Feuille1.AC2:Feuille1.AC26" chart:label-cell-address="Feuille1.AC1:Feuille1.AC1" chart:class="chart:line">
            <chart:data-point chart:repeated="25"/>
          </chart:series>
          <chart:series chart:style-name="ch8" chart:values-cell-range-address="Feuille1.AD2:Feuille1.AD26" chart:label-cell-address="Feuille1.AD1:Feuille1.AD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AB1:Feuille1.AB1">Prob_Full_E</text:p>
              </table:table-cell>
              <table:table-cell office:value-type="string">
                <text:p text:id="Feuille1.AC1:Feuille1.AC1">Prob_Full_A</text:p>
              </table:table-cell>
              <table:table-cell office:value-type="string">
                <text:p text:id="Feuille1.AD1:Feuille1.AD1">Prob_Full_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915">
                <text:p text:id="Feuille1.AB2:Feuille1.AB26">0.005915</text:p>
              </table:table-cell>
              <table:table-cell office:value-type="float" office:value="0.00595">
                <text:p text:id="Feuille1.AC2:Feuille1.AC26">0.00595</text:p>
              </table:table-cell>
              <table:table-cell office:value-type="float" office:value="0.000079">
                <text:p text:id="Feuille1.AD2:Feuille1.AD26">0.0000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479">
                <text:p>0.034479</text:p>
              </table:table-cell>
              <table:table-cell office:value-type="float" office:value="0.037615">
                <text:p>0.037615</text:p>
              </table:table-cell>
              <table:table-cell office:value-type="float" office:value="0.001716">
                <text:p>0.001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5012">
                <text:p>0.075012</text:p>
              </table:table-cell>
              <table:table-cell office:value-type="float" office:value="0.089438">
                <text:p>0.089438</text:p>
              </table:table-cell>
              <table:table-cell office:value-type="float" office:value="0.008035">
                <text:p>0.008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479">
                <text:p>0.11479</text:p>
              </table:table-cell>
              <table:table-cell office:value-type="float" office:value="0.152753">
                <text:p>0.152753</text:p>
              </table:table-cell>
              <table:table-cell office:value-type="float" office:value="0.021236">
                <text:p>0.021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7598">
                <text:p>0.147598</text:p>
              </table:table-cell>
              <table:table-cell office:value-type="float" office:value="0.22014">
                <text:p>0.22014</text:p>
              </table:table-cell>
              <table:table-cell office:value-type="float" office:value="0.040558">
                <text:p>0.040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1766">
                <text:p>0.171766</text:p>
              </table:table-cell>
              <table:table-cell office:value-type="float" office:value="0.286243">
                <text:p>0.286243</text:p>
              </table:table-cell>
              <table:table-cell office:value-type="float" office:value="0.064972">
                <text:p>0.064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7481">
                <text:p>0.187481</text:p>
              </table:table-cell>
              <table:table-cell office:value-type="float" office:value="0.348046">
                <text:p>0.348046</text:p>
              </table:table-cell>
              <table:table-cell office:value-type="float" office:value="0.092781">
                <text:p>0.092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5126">
                <text:p>0.195126</text:p>
              </table:table-cell>
              <table:table-cell office:value-type="float" office:value="0.403442">
                <text:p>0.403442</text:p>
              </table:table-cell>
              <table:table-cell office:value-type="float" office:value="0.122006">
                <text:p>0.122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6624">
                <text:p>0.196624</text:p>
              </table:table-cell>
              <table:table-cell office:value-type="float" office:value="0.451492">
                <text:p>0.451492</text:p>
              </table:table-cell>
              <table:table-cell office:value-type="float" office:value="0.151534">
                <text:p>0.151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3626">
                <text:p>0.193626</text:p>
              </table:table-cell>
              <table:table-cell office:value-type="float" office:value="0.491107">
                <text:p>0.491107</text:p>
              </table:table-cell>
              <table:table-cell office:value-type="float" office:value="0.179284">
                <text:p>0.179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7463">
                <text:p>0.187463</text:p>
              </table:table-cell>
              <table:table-cell office:value-type="float" office:value="0.522165">
                <text:p>0.522165</text:p>
              </table:table-cell>
              <table:table-cell office:value-type="float" office:value="0.204664">
                <text:p>0.204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9707">
                <text:p>0.179707</text:p>
              </table:table-cell>
              <table:table-cell office:value-type="float" office:value="0.545789">
                <text:p>0.545789</text:p>
              </table:table-cell>
              <table:table-cell office:value-type="float" office:value="0.226755">
                <text:p>0.226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1323">
                <text:p>0.171323</text:p>
              </table:table-cell>
              <table:table-cell office:value-type="float" office:value="0.562938">
                <text:p>0.562938</text:p>
              </table:table-cell>
              <table:table-cell office:value-type="float" office:value="0.245626">
                <text:p>0.245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2993">
                <text:p>0.162993</text:p>
              </table:table-cell>
              <table:table-cell office:value-type="float" office:value="0.574367">
                <text:p>0.574367</text:p>
              </table:table-cell>
              <table:table-cell office:value-type="float" office:value="0.260306">
                <text:p>0.260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503">
                <text:p>0.15503</text:p>
              </table:table-cell>
              <table:table-cell office:value-type="float" office:value="0.581489">
                <text:p>0.581489</text:p>
              </table:table-cell>
              <table:table-cell office:value-type="float" office:value="0.271728">
                <text:p>0.271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8114">
                <text:p>0.148114</text:p>
              </table:table-cell>
              <table:table-cell office:value-type="float" office:value="0.584849">
                <text:p>0.584849</text:p>
              </table:table-cell>
              <table:table-cell office:value-type="float" office:value="0.280599">
                <text:p>0.2805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2028">
                <text:p>0.142028</text:p>
              </table:table-cell>
              <table:table-cell office:value-type="float" office:value="0.586301">
                <text:p>0.586301</text:p>
              </table:table-cell>
              <table:table-cell office:value-type="float" office:value="0.287232">
                <text:p>0.287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693">
                <text:p>0.13693</text:p>
              </table:table-cell>
              <table:table-cell office:value-type="float" office:value="0.585737">
                <text:p>0.585737</text:p>
              </table:table-cell>
              <table:table-cell office:value-type="float" office:value="0.292207">
                <text:p>0.292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2668">
                <text:p>0.132668</text:p>
              </table:table-cell>
              <table:table-cell office:value-type="float" office:value="0.583781">
                <text:p>0.583781</text:p>
              </table:table-cell>
              <table:table-cell office:value-type="float" office:value="0.295385">
                <text:p>0.295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9472">
                <text:p>0.129472</text:p>
              </table:table-cell>
              <table:table-cell office:value-type="float" office:value="0.580841">
                <text:p>0.580841</text:p>
              </table:table-cell>
              <table:table-cell office:value-type="float" office:value="0.296958">
                <text:p>0.296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7099">
                <text:p>0.127099</text:p>
              </table:table-cell>
              <table:table-cell office:value-type="float" office:value="0.577458">
                <text:p>0.577458</text:p>
              </table:table-cell>
              <table:table-cell office:value-type="float" office:value="0.297012">
                <text:p>0.297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587">
                <text:p>0.12587</text:p>
              </table:table-cell>
              <table:table-cell office:value-type="float" office:value="0.574132">
                <text:p>0.574132</text:p>
              </table:table-cell>
              <table:table-cell office:value-type="float" office:value="0.296566">
                <text:p>0.2965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013">
                <text:p>0.125013</text:p>
              </table:table-cell>
              <table:table-cell office:value-type="float" office:value="0.570959">
                <text:p>0.570959</text:p>
              </table:table-cell>
              <table:table-cell office:value-type="float" office:value="0.295981">
                <text:p>0.295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4567">
                <text:p>0.124567</text:p>
              </table:table-cell>
              <table:table-cell office:value-type="float" office:value="0.568107">
                <text:p>0.568107</text:p>
              </table:table-cell>
              <table:table-cell office:value-type="float" office:value="0.294585">
                <text:p>0.294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4394">
                <text:p>0.124394</text:p>
              </table:table-cell>
              <table:table-cell office:value-type="float" office:value="0.565214">
                <text:p>0.565214</text:p>
              </table:table-cell>
              <table:table-cell office:value-type="float" office:value="0.293565">
                <text:p>0.2935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